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monospace"/>
    <style:font-face style:name="Nunito" svg:font-family="Nunito, sans-serif"/>
    <style:font-face style:name="OpenSymbol" svg:font-family="OpenSymbol"/>
    <style:font-face style:name="Source Sans 3" svg:font-family="'Source Sans 3',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le1" style:family="table">
      <style:table-properties style:width="7.549cm" table:align="left"/>
    </style:style>
    <style:style style:name="Table1.A" style:family="table-column">
      <style:table-column-properties style:column-width="2.096cm"/>
    </style:style>
    <style:style style:name="Table1.B" style:family="table-column">
      <style:table-column-properties style:column-width="2.965cm"/>
    </style:style>
    <style:style style:name="Table1.C" style:family="table-column">
      <style:table-column-properties style:column-width="2.489cm"/>
    </style:style>
    <style:style style:name="Table1.A1" style:family="table-cell">
      <style:table-cell-properties style:vertical-align="middle" fo:padding="0.049cm" fo:border="none"/>
    </style:style>
    <style:style style:name="Table2" style:family="table">
      <style:table-properties style:width="4.344cm" table:align="left"/>
    </style:style>
    <style:style style:name="Table2.A" style:family="table-column">
      <style:table-column-properties style:column-width="2.196cm"/>
    </style:style>
    <style:style style:name="Table2.B" style:family="table-column">
      <style:table-column-properties style:column-width="2.148cm"/>
    </style:style>
    <style:style style:name="Table2.A1" style:family="table-cell">
      <style:table-cell-properties style:vertical-align="middle" fo:padding="0.049cm" fo:border="none"/>
    </style:style>
    <style:style style:name="Table3" style:family="table">
      <style:table-properties style:width="5.241cm" table:align="left"/>
    </style:style>
    <style:style style:name="Table3.A" style:family="table-column">
      <style:table-column-properties style:column-width="2.196cm"/>
    </style:style>
    <style:style style:name="Table3.B" style:family="table-column">
      <style:table-column-properties style:column-width="3.044cm"/>
    </style:style>
    <style:style style:name="Table3.A1" style:family="table-cell">
      <style:table-cell-properties style:vertical-align="middle" fo:padding="0.049cm" fo:border="none"/>
    </style:style>
    <style:style style:name="Table4" style:family="table">
      <style:table-properties style:width="16.999cm" table:align="left"/>
    </style:style>
    <style:style style:name="Table4.A" style:family="table-column">
      <style:table-column-properties style:column-width="16.999cm"/>
    </style:style>
    <style:style style:name="Table4.A1" style:family="table-cell">
      <style:table-cell-properties style:vertical-align="middle" fo:padding="0.049cm" fo:border="none"/>
    </style:style>
    <style:style style:name="Table5" style:family="table">
      <style:table-properties style:width="15.543cm" table:align="left"/>
    </style:style>
    <style:style style:name="Table5.A" style:family="table-column">
      <style:table-column-properties style:column-width="15.543cm"/>
    </style:style>
    <style:style style:name="Table5.A1" style:family="table-cell">
      <style:table-cell-properties style:vertical-align="middle" fo:padding="0.049cm" fo:border="none"/>
    </style:style>
    <style:style style:name="Table6" style:family="table">
      <style:table-properties style:width="15.543cm" table:align="left"/>
    </style:style>
    <style:style style:name="Table6.A" style:family="table-column">
      <style:table-column-properties style:column-width="15.543cm"/>
    </style:style>
    <style:style style:name="Table6.A1" style:family="table-cell">
      <style:table-cell-properties style:vertical-align="middle" fo:padding="0.049cm" fo:border="none"/>
    </style:style>
    <style:style style:name="Table7" style:family="table">
      <style:table-properties style:width="8.721cm" table:align="left"/>
    </style:style>
    <style:style style:name="Table7.A" style:family="table-column">
      <style:table-column-properties style:column-width="8.721cm"/>
    </style:style>
    <style:style style:name="Table7.A1" style:family="table-cell">
      <style:table-cell-properties style:vertical-align="middle" fo:padding="0.049cm" fo:border="none"/>
    </style:style>
    <style:style style:name="Table8" style:family="table">
      <style:table-properties style:width="9.179cm" table:align="left"/>
    </style:style>
    <style:style style:name="Table8.A" style:family="table-column">
      <style:table-column-properties style:column-width="9.179cm"/>
    </style:style>
    <style:style style:name="Table8.A1" style:family="table-cell">
      <style:table-cell-properties style:vertical-align="middle" fo:padding="0.049cm" fo:border="none"/>
    </style:style>
    <style:style style:name="Table9" style:family="table">
      <style:table-properties style:width="16.999cm" table:align="left"/>
    </style:style>
    <style:style style:name="Table9.A" style:family="table-column">
      <style:table-column-properties style:column-width="2.475cm"/>
    </style:style>
    <style:style style:name="Table9.B" style:family="table-column">
      <style:table-column-properties style:column-width="8.066cm"/>
    </style:style>
    <style:style style:name="Table9.C" style:family="table-column">
      <style:table-column-properties style:column-width="6.458cm"/>
    </style:style>
    <style:style style:name="Table9.A1" style:family="table-cell">
      <style:table-cell-properties style:vertical-align="middle" fo:padding="0.049cm" fo:border="none"/>
    </style:style>
    <style:style style:name="Table10" style:family="table">
      <style:table-properties style:width="3.157cm" table:align="left"/>
    </style:style>
    <style:style style:name="Table10.A" style:family="table-column">
      <style:table-column-properties style:column-width="1.404cm"/>
    </style:style>
    <style:style style:name="Table10.B" style:family="table-column">
      <style:table-column-properties style:column-width="1.753cm"/>
    </style:style>
    <style:style style:name="Table10.A1" style:family="table-cell">
      <style:table-cell-properties style:vertical-align="middle" fo:padding="0.049cm" fo:border="none"/>
    </style:style>
    <style:style style:name="Table11" style:family="table">
      <style:table-properties style:width="4.681cm" table:align="left"/>
    </style:style>
    <style:style style:name="Table11.A" style:family="table-column">
      <style:table-column-properties style:column-width="0.743cm"/>
    </style:style>
    <style:style style:name="Table11.B" style:family="table-column">
      <style:table-column-properties style:column-width="1.503cm"/>
    </style:style>
    <style:style style:name="Table11.C" style:family="table-column">
      <style:table-column-properties style:column-width="2.436cm"/>
    </style:style>
    <style:style style:name="Table11.A1" style:family="table-cell">
      <style:table-cell-properties style:vertical-align="middle" fo:padding="0.049cm" fo:border="none"/>
    </style:style>
    <style:style style:name="Table12" style:family="table">
      <style:table-properties style:width="4.833cm" table:align="left"/>
    </style:style>
    <style:style style:name="Table12.A" style:family="table-column">
      <style:table-column-properties style:column-width="1.801cm"/>
    </style:style>
    <style:style style:name="Table12.B" style:family="table-column">
      <style:table-column-properties style:column-width="1.639cm"/>
    </style:style>
    <style:style style:name="Table12.C" style:family="table-column">
      <style:table-column-properties style:column-width="1.393cm"/>
    </style:style>
    <style:style style:name="Table12.A1" style:family="table-cell">
      <style:table-cell-properties style:vertical-align="middle" fo:padding="0.049cm" fo:border="none"/>
    </style:style>
    <style:style style:name="Table13" style:family="table">
      <style:table-properties style:width="3.106cm" table:align="left"/>
    </style:style>
    <style:style style:name="Table13.A" style:family="table-column">
      <style:table-column-properties style:column-width="1.801cm"/>
    </style:style>
    <style:style style:name="Table13.B" style:family="table-column">
      <style:table-column-properties style:column-width="1.305cm"/>
    </style:style>
    <style:style style:name="Table13.A1" style:family="table-cell">
      <style:table-cell-properties style:vertical-align="middle" fo:padding="0.049cm" fo:border="none"/>
    </style:style>
    <style:style style:name="Table14" style:family="table">
      <style:table-properties style:width="3.106cm" table:align="left"/>
    </style:style>
    <style:style style:name="Table14.A" style:family="table-column">
      <style:table-column-properties style:column-width="1.801cm"/>
    </style:style>
    <style:style style:name="Table14.B" style:family="table-column">
      <style:table-column-properties style:column-width="1.305cm"/>
    </style:style>
    <style:style style:name="Table14.A1" style:family="table-cell">
      <style:table-cell-properties style:vertical-align="middle" fo:padding="0.049cm" fo:border="none"/>
    </style:style>
    <style:style style:name="Table15" style:family="table">
      <style:table-properties style:width="16.999cm" table:align="left"/>
    </style:style>
    <style:style style:name="Table15.A" style:family="table-column">
      <style:table-column-properties style:column-width="8.648cm"/>
    </style:style>
    <style:style style:name="Table15.B" style:family="table-column">
      <style:table-column-properties style:column-width="8.35cm"/>
    </style:style>
    <style:style style:name="Table15.A1" style:family="table-cell">
      <style:table-cell-properties style:vertical-align="middle" fo:padding="0.049cm" fo:border="none"/>
    </style:style>
    <style:style style:name="P1" style:family="paragraph" style:parent-style-name="Heading_20_3">
      <style:text-properties style:font-name="Calibri" fo:font-size="12pt" style:font-size-asian="12pt" style:font-size-complex="12pt"/>
    </style:style>
    <style:style style:name="P2" style:family="paragraph" style:parent-style-name="Heading_20_3">
      <style:paragraph-properties fo:margin-left="0cm" fo:margin-right="0cm" fo:margin-top="0cm" fo:margin-bottom="0cm" fo:text-align="start" style:justify-single-word="false" fo:orphans="2" fo:widows="2" fo:text-indent="0cm" style:auto-text-indent="false" fo:padding="0cm" fo:border="none"/>
    </style:style>
    <style:style style:name="P3" style:family="paragraph" style:parent-style-name="Heading_20_1">
      <style:text-properties fo:font-variant="normal" fo:text-transform="none" fo:color="#273239" style:font-name="Calibri" fo:font-size="12pt" fo:letter-spacing="normal" fo:font-style="normal" style:font-size-asian="12pt" style:font-size-complex="12pt"/>
    </style:style>
    <style:style style:name="P4" style:family="paragraph" style:parent-style-name="Quotations">
      <style:paragraph-properties fo:margin-left="1cm" fo:margin-right="1cm" fo:margin-top="0cm" fo:margin-bottom="0cm" fo:line-height="120%" fo:text-align="start" style:justify-single-word="false" fo:orphans="2" fo:widows="2" fo:text-indent="0cm" style:auto-text-indent="false" fo:padding="0cm" fo:border="none" style:writing-mode="lr-tb"/>
    </style:style>
    <style:style style:name="P5"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6" style:family="paragraph" style:parent-style-name="Text_20_body">
      <style:paragraph-properties fo:margin-left="0cm" fo:margin-right="0cm" fo:margin-top="0cm" fo:margin-bottom="0cm" fo:orphans="2" fo:widows="2" fo:text-indent="0cm" style:auto-text-indent="false" fo:padding="0cm" fo:border="none"/>
      <style:text-properties fo:font-variant="normal" fo:text-transform="none" fo:color="#273239" style:font-name="Calibri" fo:font-size="12pt" fo:letter-spacing="normal" style:font-size-asian="12pt" style:font-size-complex="12pt"/>
    </style:style>
    <style:style style:name="P7"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style>
    <style:style style:name="P8" style:family="paragraph" style:parent-style-name="Text_20_body">
      <style:paragraph-properties fo:margin-left="0cm" fo:margin-right="0cm" fo:margin-top="0cm" fo:margin-bottom="0cm" fo:orphans="2" fo:widows="2" fo:text-indent="0cm" style:auto-text-indent="false" fo:padding="0cm" fo:border="none" style:writing-mode="lr-tb"/>
    </style:style>
    <style:style style:name="P9" style:family="paragraph" style:parent-style-name="Text_20_body">
      <style:paragraph-properties fo:margin-left="0cm" fo:margin-right="0cm" fo:margin-top="0cm" fo:margin-bottom="0cm" fo:orphans="2" fo:widows="2" fo:text-indent="0cm" style:auto-text-indent="false" fo:padding="0cm" fo:border="none" style:writing-mode="lr-tb"/>
      <style:text-properties fo:font-variant="normal" fo:text-transform="none" fo:color="#273239" style:font-name="Calibri" fo:font-size="12pt" fo:letter-spacing="normal" fo:font-style="normal" fo:font-weight="normal" style:font-size-asian="12pt" style:font-size-complex="12pt"/>
    </style:style>
    <style:style style:name="P10"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text-properties fo:font-variant="normal" fo:text-transform="none" fo:color="#273239" style:font-name="Calibri" fo:font-size="12pt" fo:letter-spacing="normal" fo:font-style="normal" fo:font-weight="normal" style:font-size-asian="12pt" style:font-size-complex="12pt"/>
    </style:style>
    <style:style style:name="P11" style:family="paragraph" style:parent-style-name="Text_20_body">
      <style:paragraph-properties fo:margin-left="0cm" fo:margin-right="0cm" fo:margin-top="0cm" fo:margin-bottom="0cm" fo:orphans="2" fo:widows="2" fo:text-indent="0cm" style:auto-text-indent="false" fo:padding="0cm" fo:border="none" style:writing-mode="lr-tb"/>
      <style:text-properties fo:font-variant="normal" fo:text-transform="none" fo:color="#273239" style:font-name="Calibri" fo:font-size="12pt" fo:letter-spacing="normal" style:font-size-asian="12pt" style:font-size-complex="12pt"/>
    </style:style>
    <style:style style:name="P12"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writing-mode="lr-tb"/>
    </style:style>
    <style:style style:name="P13" style:family="paragraph" style:parent-style-name="Text_20_body" style:list-style-name="L1">
      <style:paragraph-properties fo:margin-left="0.635cm" fo:margin-right="0cm" fo:margin-top="0cm" fo:margin-bottom="0cm" fo:line-height="158%" fo:text-align="start" style:justify-single-word="false" fo:orphans="2" fo:widows="2" fo:text-indent="0cm" style:auto-text-indent="false" fo:padding="0cm" fo:border="none"/>
    </style:style>
    <style:style style:name="P14" style:family="paragraph" style:parent-style-name="Text_20_body" style:list-style-name="L4">
      <style:paragraph-properties fo:margin-left="0.635cm" fo:margin-right="0cm" fo:margin-top="0cm" fo:margin-bottom="0cm" fo:line-height="158%" fo:text-align="start" style:justify-single-word="false" fo:orphans="2" fo:widows="2" fo:text-indent="0cm" style:auto-text-indent="false" fo:padding="0cm" fo:border="none"/>
    </style:style>
    <style:style style:name="P15" style:family="paragraph" style:parent-style-name="Text_20_body" style:list-style-name="L5">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16" style:family="paragraph" style:parent-style-name="Text_20_body" style:list-style-name="L6">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17" style:family="paragraph" style:parent-style-name="Text_20_body" style:list-style-name="L7">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18" style:family="paragraph" style:parent-style-name="Text_20_body" style:list-style-name="L8">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19" style:family="paragraph" style:parent-style-name="Text_20_body" style:list-style-name="L9">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20" style:family="paragraph" style:parent-style-name="Text_20_body" style:list-style-name="L10">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21" style:family="paragraph" style:parent-style-name="Text_20_body" style:list-style-name="L11">
      <style:paragraph-properties fo:margin-left="0.635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22" style:family="paragraph" style:parent-style-name="Text_20_body" style:list-style-name="L4">
      <style:paragraph-properties fo:margin-left="1.27cm" fo:margin-right="0cm" fo:margin-top="0cm" fo:margin-bottom="0cm" fo:line-height="158%" fo:text-align="start" style:justify-single-word="false" fo:orphans="2" fo:widows="2" fo:text-indent="0cm" style:auto-text-indent="false" fo:padding="0cm" fo:border="none"/>
      <style:text-properties fo:font-variant="normal" fo:text-transform="none" fo:color="#273239" style:font-name="Calibri" fo:font-size="12pt" fo:letter-spacing="normal" fo:font-style="normal" fo:font-weight="normal" style:font-size-asian="12pt" style:font-size-complex="12pt"/>
    </style:style>
    <style:style style:name="P23" style:family="paragraph" style:parent-style-name="Table_20_Contents">
      <style:paragraph-properties fo:margin-left="0cm" fo:margin-right="0cm" fo:margin-top="0cm" fo:margin-bottom="0cm" fo:text-align="center" style:justify-single-word="false" fo:text-indent="0cm" style:auto-text-indent="false" fo:padding="0cm" fo:border="none"/>
    </style:style>
    <style:style style:name="P24" style:family="paragraph" style:parent-style-name="Table_20_Contents">
      <style:paragraph-properties fo:margin-left="0cm" fo:margin-right="0cm" fo:margin-top="0cm" fo:margin-bottom="0cm" fo:text-align="center" style:justify-single-word="false" fo:text-indent="0cm" style:auto-text-indent="false" fo:padding="0cm" fo:border="none"/>
      <style:text-properties style:font-name="Calibri" fo:font-size="12pt" fo:font-weight="normal" style:font-size-asian="12pt" style:font-size-complex="12pt"/>
    </style:style>
    <style:style style:name="P25" style:family="paragraph" style:parent-style-name="Table_20_Contents" style:list-style-name="L2">
      <style:paragraph-properties fo:margin-left="0cm" fo:margin-right="0cm" fo:margin-top="0cm" fo:margin-bottom="0cm" fo:line-height="158%" fo:text-align="start" style:justify-single-word="false" fo:text-indent="0cm" style:auto-text-indent="false" fo:padding="0cm" fo:border="none"/>
      <style:text-properties style:font-name="Calibri" fo:font-size="12pt" fo:font-weight="normal" style:font-size-asian="12pt" style:font-size-complex="12pt"/>
    </style:style>
    <style:style style:name="P26" style:family="paragraph" style:parent-style-name="Table_20_Contents" style:list-style-name="L3">
      <style:paragraph-properties fo:margin-left="0cm" fo:margin-right="0cm" fo:margin-top="0cm" fo:margin-bottom="0cm" fo:line-height="158%" fo:text-align="start" style:justify-single-word="false" fo:text-indent="0cm" style:auto-text-indent="false" fo:padding="0cm" fo:border="none"/>
      <style:text-properties style:font-name="Calibri" fo:font-size="12pt" fo:font-weight="normal" style:font-size-asian="12pt" style:font-size-complex="12pt"/>
    </style:style>
    <style:style style:name="P27" style:family="paragraph" style:parent-style-name="Table_20_Contents">
      <style:paragraph-properties fo:margin-left="0cm" fo:margin-right="0cm" fo:margin-top="0cm" fo:margin-bottom="0cm" fo:text-align="start" style:justify-single-word="false" fo:text-indent="0cm" style:auto-text-indent="false" fo:padding="0cm" fo:border="none"/>
      <style:text-properties style:font-name="Calibri" fo:font-size="12pt" fo:font-weight="normal" style:font-size-asian="12pt" style:font-size-complex="12pt"/>
    </style:style>
    <style:style style:name="P28" style:family="paragraph" style:parent-style-name="Table_20_Contents">
      <style:paragraph-properties fo:margin-left="0cm" fo:margin-right="0cm" fo:margin-top="0cm" fo:margin-bottom="0cm" fo:text-align="justify" style:justify-single-word="false" fo:text-indent="0cm" style:auto-text-indent="false" fo:padding="0cm" fo:border="none" style:writing-mode="lr-tb"/>
      <style:text-properties style:font-name="Calibri" fo:font-size="12pt" fo:font-weight="normal" style:font-size-asian="12pt" style:font-size-complex="12pt"/>
    </style:style>
    <style:style style:name="P29" style:family="paragraph" style:parent-style-name="Table_20_Contents">
      <style:paragraph-properties fo:margin-left="0cm" fo:margin-right="0cm" fo:margin-top="0cm" fo:margin-bottom="0cm" fo:text-align="center" style:justify-single-word="false" fo:text-indent="0cm" style:auto-text-indent="false" fo:padding="0cm" fo:border="none" style:writing-mode="lr-tb"/>
      <style:text-properties style:font-name="Calibri" fo:font-size="12pt" fo:font-weight="normal" style:font-size-asian="12pt" style:font-size-complex="12pt"/>
    </style:style>
    <style:style style:name="P30" style:family="paragraph" style:parent-style-name="Table_20_Contents" style:list-style-name="L2">
      <style:paragraph-properties fo:margin-left="0.635cm" fo:margin-right="0cm" fo:margin-top="0cm" fo:margin-bottom="0cm" fo:line-height="158%" fo:text-align="start" style:justify-single-word="false" fo:text-indent="0cm" style:auto-text-indent="false" fo:padding="0cm" fo:border="none"/>
      <style:text-properties style:font-name="Calibri" fo:font-size="12pt" fo:font-weight="normal" style:font-size-asian="12pt" style:font-size-complex="12pt"/>
    </style:style>
    <style:style style:name="P31" style:family="paragraph" style:parent-style-name="Table_20_Contents" style:list-style-name="L3">
      <style:paragraph-properties fo:margin-left="0.635cm" fo:margin-right="0cm" fo:margin-top="0cm" fo:margin-bottom="0cm" fo:line-height="158%" fo:text-align="start" style:justify-single-word="false" fo:text-indent="0cm" style:auto-text-indent="false" fo:padding="0cm" fo:border="none"/>
      <style:text-properties style:font-name="Calibri" fo:font-size="12pt" fo:font-weight="normal" style:font-size-asian="12pt" style:font-size-complex="12pt"/>
    </style:style>
    <style:style style:name="P32" style:family="paragraph" style:parent-style-name="Preformatted_20_Text">
      <style:paragraph-properties fo:margin-left="0cm" fo:margin-right="0cm" fo:margin-top="0cm" fo:margin-bottom="0cm" fo:text-align="start" style:justify-single-word="false" fo:orphans="2" fo:widows="2" fo:text-indent="0cm" style:auto-text-indent="false" fo:background-color="#e0e0e0" fo:padding="0cm" fo:border="none">
        <style:background-image/>
      </style:paragraph-properties>
      <style:text-properties fo:font-variant="normal" fo:text-transform="none" style:font-name="Calibri" fo:font-size="12pt" fo:letter-spacing="normal" fo:font-style="normal" fo:font-weight="normal" style:font-size-asian="12pt" style:font-size-complex="12pt"/>
    </style:style>
    <style:style style:name="P33" style:family="paragraph" style:parent-style-name="Preformatted_20_Text">
      <style:paragraph-properties fo:margin-left="0cm" fo:margin-right="0cm" fo:margin-top="0cm" fo:margin-bottom="0cm" fo:text-align="start" style:justify-single-word="false" fo:orphans="2" fo:widows="2" fo:text-indent="0cm" style:auto-text-indent="false" fo:background-color="#e0e0e0" fo:padding="0cm" fo:border="none">
        <style:background-image/>
      </style:paragraph-properties>
      <style:text-properties fo:font-variant="normal" fo:text-transform="none" style:font-name="Calibri" fo:font-size="12pt" fo:letter-spacing="normal" style:font-size-asian="12pt" style:font-size-complex="12pt"/>
    </style:style>
    <style:style style:name="P34" style:family="paragraph" style:parent-style-name="Table_20_Heading">
      <style:paragraph-properties fo:margin-left="0cm" fo:margin-right="0cm" fo:margin-top="0cm" fo:margin-bottom="0cm" fo:text-align="center" style:justify-single-word="false" fo:text-indent="0cm" style:auto-text-indent="false" fo:padding="0cm" fo:border="none"/>
      <style:text-properties style:font-name="Calibri" fo:font-size="12pt" fo:font-weight="bold" style:font-size-asian="12pt" style:font-size-complex="12pt"/>
    </style:style>
    <style:style style:name="P35" style:family="paragraph" style:parent-style-name="Table_20_Heading">
      <style:paragraph-properties fo:margin-left="0cm" fo:margin-right="0cm" fo:margin-top="0cm" fo:margin-bottom="0cm" fo:text-align="start" style:justify-single-word="false" fo:text-indent="0cm" style:auto-text-indent="false" fo:padding="0cm" fo:border="none"/>
    </style:style>
    <style:style style:name="P36" style:family="paragraph" style:parent-style-name="Table_20_Heading">
      <style:paragraph-properties fo:margin-left="0cm" fo:margin-right="0cm" fo:margin-top="0cm" fo:margin-bottom="0cm" fo:text-align="center" style:justify-single-word="false" fo:text-indent="0cm" style:auto-text-indent="false" fo:padding="0cm" fo:border="none"/>
    </style:style>
    <style:style style:name="P37" style:family="paragraph" style:parent-style-name="Standard">
      <style:text-properties style:font-name="Calibri" fo:font-size="12pt" style:font-size-asian="12pt" style:font-size-complex="12pt"/>
    </style:style>
    <style:style style:name="T1" style:family="text">
      <style:text-properties fo:font-style="normal" fo:font-weight="normal"/>
    </style:style>
    <style:style style:name="T2" style:family="text">
      <style:text-properties style:font-name="Nunito" fo:font-size="13.5pt" fo:font-style="normal" fo:font-weight="normal"/>
    </style:style>
    <style:style style:name="T3" style:family="text">
      <style:text-properties fo:font-size="13.5pt" fo:font-style="normal" fo:font-weight="normal"/>
    </style:style>
    <style:style style:name="T4" style:family="text">
      <style:text-properties fo:font-size="13.5pt" fo:font-weight="bold"/>
    </style:style>
    <style:style style:name="T5" style:family="text">
      <style:text-properties fo:color="#273239" style:font-name="Nunito" fo:font-size="13.5pt" fo:letter-spacing="normal" fo:font-style="italic" fo:font-weight="bold"/>
    </style:style>
    <style:style style:name="T6" style:family="text">
      <style:text-properties fo:color="#273239" style:font-name="Nunito" fo:font-size="13.5pt" fo:letter-spacing="normal" fo:font-style="italic" fo:font-weight="normal"/>
    </style:style>
    <style:style style:name="T7" style:family="text">
      <style:text-properties fo:color="#273239" fo:font-size="13.5pt" fo:letter-spacing="normal" fo:font-style="italic" fo:font-weight="bold"/>
    </style:style>
    <style:style style:name="T8" style:family="text">
      <style:text-properties fo:color="#273239" fo:font-size="13.5pt" fo:letter-spacing="normal" fo:font-style="italic" fo:font-weight="normal"/>
    </style:style>
    <style:style style:name="T9" style:family="text">
      <style:text-properties fo:color="#273239" style:font-name="Calibri" fo:font-size="13.5pt" fo:letter-spacing="normal" fo:font-style="italic" fo:font-weight="bold"/>
    </style:style>
    <style:style style:name="T10" style:family="text">
      <style:text-properties fo:color="#273239" style:font-name="Calibri" fo:font-size="13.5pt" fo:letter-spacing="normal" fo:font-style="italic" fo:font-weight="normal"/>
    </style:style>
    <style:style style:name="T11" style:family="text">
      <style:text-properties fo:color="#273239" style:font-name="Calibri" fo:letter-spacing="normal" fo:font-style="italic" fo:font-weight="bold"/>
    </style:style>
    <style:style style:name="T12" style:family="text">
      <style:text-properties fo:color="#273239" style:font-name="Calibri" fo:letter-spacing="normal" fo:font-style="italic" fo:font-weight="normal"/>
    </style:style>
    <style:style style:name="T13" style:family="text">
      <style:text-properties fo:color="#273239" style:font-name="Calibri" fo:font-size="12pt" fo:letter-spacing="normal" fo:font-style="italic" fo:font-weight="bold" style:font-size-asian="12pt" style:font-size-complex="12pt"/>
    </style:style>
    <style:style style:name="T14" style:family="text">
      <style:text-properties fo:color="#273239" style:font-name="Calibri" fo:font-size="12pt" fo:letter-spacing="normal" fo:font-style="italic" fo:font-weight="normal" style:font-size-asian="12pt" style:font-size-complex="12pt"/>
    </style:style>
    <style:style style:name="T15" style:family="text">
      <style:text-properties fo:font-variant="normal" fo:text-transform="none" fo:color="#273239" style:font-name="Nunito" fo:font-size="13.5pt" fo:letter-spacing="normal" fo:font-style="normal" fo:font-weight="bold"/>
    </style:style>
    <style:style style:name="T16" style:family="text">
      <style:text-properties fo:font-variant="normal" fo:text-transform="none" fo:color="#273239" style:font-name="Nunito" fo:font-size="13.5pt" fo:letter-spacing="normal" fo:font-style="normal" fo:font-weight="normal"/>
    </style:style>
    <style:style style:name="T17" style:family="text">
      <style:text-properties fo:font-variant="normal" fo:text-transform="none" fo:color="#273239" style:font-name="Nunito" fo:font-size="13.5pt" fo:letter-spacing="normal" fo:font-style="normal" style:text-underline-style="solid" style:text-underline-width="auto" style:text-underline-color="font-color" fo:font-weight="bold"/>
    </style:style>
    <style:style style:name="T18" style:family="text">
      <style:text-properties fo:font-variant="normal" fo:text-transform="none" fo:color="#273239" style:font-name="Nunito" fo:font-size="13.5pt" fo:letter-spacing="normal" fo:font-style="normal" style:text-underline-style="solid" style:text-underline-width="auto" style:text-underline-color="font-color" fo:font-weight="normal"/>
    </style:style>
    <style:style style:name="T19" style:family="text">
      <style:text-properties fo:font-variant="normal" fo:text-transform="none" fo:color="#273239" style:font-name="Nunito" fo:font-size="13.5pt" fo:letter-spacing="normal" fo:font-style="italic" fo:font-weight="bold"/>
    </style:style>
    <style:style style:name="T20" style:family="text">
      <style:text-properties fo:font-variant="normal" fo:text-transform="none" fo:color="#273239" style:font-name="Nunito" fo:font-size="15pt" fo:letter-spacing="normal" fo:font-style="normal"/>
    </style:style>
    <style:style style:name="T21" style:family="text">
      <style:text-properties fo:font-variant="normal" fo:text-transform="none" fo:color="#273239" style:font-name="Nunito" fo:font-size="15pt" fo:letter-spacing="normal" fo:font-style="normal" fo:font-weight="bold"/>
    </style:style>
    <style:style style:name="T22" style:family="text">
      <style:text-properties fo:font-variant="normal" fo:text-transform="none" fo:color="#273239" fo:font-size="13.5pt" fo:letter-spacing="normal" fo:font-style="normal" fo:font-weight="bold"/>
    </style:style>
    <style:style style:name="T23" style:family="text">
      <style:text-properties fo:font-variant="normal" fo:text-transform="none" fo:color="#273239" fo:font-size="13.5pt" fo:letter-spacing="normal" fo:font-style="normal" fo:font-weight="normal"/>
    </style:style>
    <style:style style:name="T24" style:family="text">
      <style:text-properties fo:font-variant="normal" fo:text-transform="none" fo:color="#273239" fo:font-size="13.5pt" fo:letter-spacing="normal" fo:font-style="normal" style:text-underline-style="solid" style:text-underline-width="auto" style:text-underline-color="font-color" fo:font-weight="bold"/>
    </style:style>
    <style:style style:name="T25" style:family="text">
      <style:text-properties fo:font-variant="normal" fo:text-transform="none" fo:color="#273239" fo:font-size="13.5pt" fo:letter-spacing="normal" fo:font-style="normal" style:text-underline-style="solid" style:text-underline-width="auto" style:text-underline-color="font-color" fo:font-weight="normal"/>
    </style:style>
    <style:style style:name="T26" style:family="text">
      <style:text-properties fo:font-variant="normal" fo:text-transform="none" fo:color="#273239" fo:font-size="13.5pt" fo:letter-spacing="normal" fo:font-style="italic" fo:font-weight="bold"/>
    </style:style>
    <style:style style:name="T27" style:family="text">
      <style:text-properties fo:font-variant="normal" fo:text-transform="none" fo:color="#273239" style:font-name="Calibri" fo:font-size="13.5pt" fo:letter-spacing="normal" fo:font-style="normal" fo:font-weight="bold"/>
    </style:style>
    <style:style style:name="T28" style:family="text">
      <style:text-properties fo:font-variant="normal" fo:text-transform="none" fo:color="#273239" style:font-name="Calibri" fo:font-size="13.5pt" fo:letter-spacing="normal" fo:font-style="normal" fo:font-weight="normal"/>
    </style:style>
    <style:style style:name="T29" style:family="text">
      <style:text-properties fo:font-variant="normal" fo:text-transform="none" fo:color="#273239" style:font-name="Calibri" fo:font-size="13.5pt" fo:letter-spacing="normal" fo:font-style="normal" style:text-underline-style="solid" style:text-underline-width="auto" style:text-underline-color="font-color" fo:font-weight="bold"/>
    </style:style>
    <style:style style:name="T30" style:family="text">
      <style:text-properties fo:font-variant="normal" fo:text-transform="none" fo:color="#273239" style:font-name="Calibri" fo:font-size="13.5pt" fo:letter-spacing="normal" fo:font-style="normal" style:text-underline-style="solid" style:text-underline-width="auto" style:text-underline-color="font-color" fo:font-weight="normal"/>
    </style:style>
    <style:style style:name="T31" style:family="text">
      <style:text-properties fo:font-variant="normal" fo:text-transform="none" fo:color="#273239" style:font-name="Calibri" fo:font-size="13.5pt" fo:letter-spacing="normal" fo:font-style="italic" fo:font-weight="bold"/>
    </style:style>
    <style:style style:name="T32" style:family="text">
      <style:text-properties fo:font-variant="normal" fo:text-transform="none" fo:color="#273239" style:font-name="Calibri" fo:letter-spacing="normal" fo:font-style="normal"/>
    </style:style>
    <style:style style:name="T33" style:family="text">
      <style:text-properties fo:font-variant="normal" fo:text-transform="none" fo:color="#273239" style:font-name="Calibri" fo:letter-spacing="normal" fo:font-style="normal" fo:font-weight="bold"/>
    </style:style>
    <style:style style:name="T34" style:family="text">
      <style:text-properties fo:font-variant="normal" fo:text-transform="none" fo:color="#273239" style:font-name="Calibri" fo:letter-spacing="normal" fo:font-style="normal" fo:font-weight="normal"/>
    </style:style>
    <style:style style:name="T35" style:family="text">
      <style:text-properties fo:font-variant="normal" fo:text-transform="none" fo:color="#273239" style:font-name="Calibri" fo:letter-spacing="normal" fo:font-style="normal" style:text-underline-style="solid" style:text-underline-width="auto" style:text-underline-color="font-color" fo:font-weight="bold"/>
    </style:style>
    <style:style style:name="T36" style:family="text">
      <style:text-properties fo:font-variant="normal" fo:text-transform="none" fo:color="#273239" style:font-name="Calibri" fo:letter-spacing="normal" fo:font-style="normal" style:text-underline-style="solid" style:text-underline-width="auto" style:text-underline-color="font-color" fo:font-weight="normal"/>
    </style:style>
    <style:style style:name="T37" style:family="text">
      <style:text-properties fo:font-variant="normal" fo:text-transform="none" fo:color="#273239" style:font-name="Calibri" fo:letter-spacing="normal" fo:font-style="italic" fo:font-weight="bold"/>
    </style:style>
    <style:style style:name="T38" style:family="text">
      <style:text-properties fo:font-variant="normal" fo:text-transform="none" fo:color="#273239" style:font-name="Calibri" fo:font-size="12pt" fo:letter-spacing="normal" fo:font-style="normal" fo:font-weight="bold" style:font-size-asian="12pt" style:font-size-complex="12pt"/>
    </style:style>
    <style:style style:name="T39" style:family="text">
      <style:text-properties fo:font-variant="normal" fo:text-transform="none" fo:color="#273239" style:font-name="Calibri" fo:font-size="12pt" fo:letter-spacing="normal" fo:font-style="normal" fo:font-weight="normal" style:font-size-asian="12pt" style:font-size-complex="12pt"/>
    </style:style>
    <style:style style:name="T40" style:family="text">
      <style:text-properties fo:font-variant="normal" fo:text-transform="none" fo:color="#273239" style:font-name="Calibri" fo:font-size="12pt" fo:letter-spacing="normal" fo:font-style="normal" style:text-underline-style="solid" style:text-underline-width="auto" style:text-underline-color="font-color" fo:font-weight="bold" style:font-size-asian="12pt" style:font-size-complex="12pt"/>
    </style:style>
    <style:style style:name="T41" style:family="text">
      <style:text-properties fo:font-variant="normal" fo:text-transform="none" fo:color="#273239" style:font-name="Calibri" fo:font-size="12pt" fo:letter-spacing="normal" fo:font-style="normal" style:text-underline-style="solid" style:text-underline-width="auto" style:text-underline-color="font-color" fo:font-weight="normal" style:font-size-asian="12pt" style:font-size-complex="12pt"/>
    </style:style>
    <style:style style:name="T42" style:family="text">
      <style:text-properties fo:font-variant="normal" fo:text-transform="none" fo:color="#273239" style:font-name="Calibri" fo:font-size="12pt" fo:letter-spacing="normal" fo:font-style="normal" style:font-size-asian="12pt" style:font-size-complex="12pt"/>
    </style:style>
    <style:style style:name="T43" style:family="text">
      <style:text-properties fo:font-variant="normal" fo:text-transform="none" fo:color="#273239" style:font-name="Calibri" fo:font-size="12pt" fo:letter-spacing="normal" fo:font-style="italic" fo:font-weight="bold" style:font-size-asian="12pt" style:font-size-complex="12pt"/>
    </style:style>
    <style:style style:name="T44" style:family="text">
      <style:text-properties fo:font-variant="normal" fo:text-transform="none" fo:color="#273239" style:font-name="Calibri" fo:font-size="15pt" fo:letter-spacing="normal" fo:font-style="normal"/>
    </style:style>
    <style:style style:name="T45" style:family="text">
      <style:text-properties fo:font-variant="normal" fo:text-transform="none" fo:color="#273239" style:font-name="Calibri" fo:font-size="15pt" fo:letter-spacing="normal" fo:font-style="normal" fo:font-weight="bold"/>
    </style:style>
    <style:style style:name="T46" style:family="text">
      <style:text-properties fo:font-variant="normal" fo:text-transform="none" fo:color="#273239" fo:font-size="12pt" fo:letter-spacing="normal" fo:font-style="normal" fo:font-weight="bold" style:font-size-asian="12pt" style:font-size-complex="12pt"/>
    </style:style>
    <style:style style:name="T47" style:family="text">
      <style:text-properties fo:font-variant="normal" fo:text-transform="none" fo:color="#273239" fo:font-size="12pt" fo:letter-spacing="normal" fo:font-style="normal" fo:font-weight="normal" style:font-size-asian="12pt" style:font-size-complex="12pt"/>
    </style:style>
    <style:style style:name="T48" style:family="text">
      <style:text-properties fo:font-variant="normal" fo:text-transform="none" fo:color="#273239" fo:font-size="12pt" fo:letter-spacing="normal" fo:font-style="normal" style:text-underline-style="solid" style:text-underline-width="auto" style:text-underline-color="font-color" fo:font-weight="bold" style:font-size-asian="12pt" style:font-size-complex="12pt"/>
    </style:style>
    <style:style style:name="T49" style:family="text">
      <style:text-properties fo:font-variant="normal" fo:text-transform="none" fo:color="#273239" fo:font-size="12pt" fo:letter-spacing="normal" fo:font-style="normal" style:text-underline-style="solid" style:text-underline-width="auto" style:text-underline-color="font-color" fo:font-weight="normal" style:font-size-asian="12pt" style:font-size-complex="12pt"/>
    </style:style>
    <style:style style:name="T50" style:family="text">
      <style:text-properties fo:font-variant="normal" fo:text-transform="none" fo:color="#273239" fo:font-size="12pt" fo:letter-spacing="normal" fo:font-style="italic" fo:font-weight="bold" style:font-size-asian="12pt" style:font-size-complex="12pt"/>
    </style:style>
    <style:style style:name="T51" style:family="text">
      <style:text-properties fo:font-variant="normal" fo:text-transform="none" fo:color="#273239" fo:font-size="15pt" fo:letter-spacing="normal" fo:font-style="normal"/>
    </style:style>
    <style:style style:name="T52" style:family="text">
      <style:text-properties fo:font-variant="normal" fo:text-transform="none" fo:color="#273239" fo:font-size="15pt" fo:letter-spacing="normal" fo:font-style="normal" fo:font-weight="bold"/>
    </style:style>
    <style:style style:name="T53" style:family="text">
      <style:text-properties fo:font-variant="normal" fo:text-transform="none" fo:color="#273239" fo:letter-spacing="normal" fo:font-style="normal" fo:font-weight="bold"/>
    </style:style>
    <style:style style:name="T54" style:family="text">
      <style:text-properties style:font-name="Consolas" fo:font-size="12pt" fo:font-style="normal" fo:font-weight="normal"/>
    </style:style>
    <style:style style:name="T55" style:family="text">
      <style:text-properties fo:font-size="12pt" fo:font-style="normal" fo:font-weight="normal"/>
    </style:style>
    <style:style style:name="T56" style:family="text">
      <style:text-properties fo:font-size="12pt" fo:font-weight="bold" style:font-size-asian="12pt" style:font-size-complex="12pt"/>
    </style:style>
    <style:style style:name="T57" style:family="text">
      <style:text-properties fo:font-size="12.5pt" fo:font-weight="normal" style:font-size-asian="12.5pt" style:font-weight-asian="normal" style:font-size-complex="12.5pt" style:font-weight-complex="normal"/>
    </style:style>
    <style:style style:name="T58" style:family="text">
      <style:text-properties fo:font-size="12.5pt" fo:font-weight="bold"/>
    </style:style>
    <style:style style:name="T59" style:family="text">
      <style:text-properties style:font-name="Calibri" fo:font-size="12.5pt" fo:font-weight="bold"/>
    </style:style>
    <style:style style:name="T60" style:family="text">
      <style:text-properties style:font-name="Calibri" fo:font-weight="bold"/>
    </style:style>
    <style:style style:name="T61" style:family="text">
      <style:text-properties style:font-name="Calibri" fo:font-size="12pt" fo:font-weight="bold" style:font-size-asian="12pt" style:font-size-complex="12pt"/>
    </style:style>
    <style:style style:name="T62" style:family="text">
      <style:text-properties style:font-name="Calibri" fo:font-size="13.5pt"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323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Strong_20_Emphasis"><text:span text:style-name="T38">1. What are the advantages of DBMS over traditional file-based systems? </text:span></text:span></text:p>
      <text:p text:style-name="P9">Database management systems were developed to handle the following difficulties of typical File-processing systems supported by conventional operating systems. <text:line-break/>1. Data redundancy and inconsistency <text:line-break/>2. Difficulty in accessing data <text:line-break/>3. Data isolation – multiple files and formats <text:line-break/>4. Integrity problems <text:line-break/>5. Atomicity of updates <text:line-break/>6. Concurrent access by multiple users <text:line-break/>7. Security problems <text:line-break/> </text:p>
      <text:p text:style-name="P8"><text:span text:style-name="Strong_20_Emphasis"><text:span text:style-name="T38">2. What are super, primary, candidate</text:span></text:span><text:span text:style-name="T39">,</text:span><text:span text:style-name="Strong_20_Emphasis"><text:span text:style-name="T39"> </text:span></text:span><text:span text:style-name="Strong_20_Emphasis"><text:span text:style-name="T38">and foreign keys?</text:span></text:span><text:span text:style-name="T39"> <text:line-break/>A </text:span><text:a xlink:type="simple" xlink:href="https://www.geeksforgeeks.org/difference-between-super-key-and-candidate-key" text:style-name="Internet_20_link" text:visited-style-name="Visited_20_Internet_20_Link"><text:span text:style-name="T40">super key</text:span></text:a><text:span text:style-name="T39"> is a set of attributes of a relation schema upon which all attributes of the schema are functionally dependent. No two rows can have the same value of super key attributes. <text:line-break/>A </text:span><text:a xlink:type="simple" xlink:href="https://www.geeksforgeeks.org/difference-between-super-key-and-candidate-key" text:style-name="Internet_20_link" text:visited-style-name="Visited_20_Internet_20_Link"><text:span text:style-name="T40">Candidate key</text:span></text:a><text:span text:style-name="T39"> is a minimal superkey, i.e., no proper subset of Candidate key attributes can be a superkey. <text:line-break/>A </text:span><text:a xlink:type="simple" xlink:href="https://www.geeksforgeeks.org/difference-between-primary-and-candidate-key" text:style-name="Internet_20_link" text:visited-style-name="Visited_20_Internet_20_Link"><text:span text:style-name="T40">Primary Key</text:span></text:a><text:span text:style-name="T39"> is one of the candidate keys. One of the candidate keys is selected as most important and becomes the primary key. There cannot be more than one primary key in a table..<text:line-break/>A </text:span><text:span text:style-name="Strong_20_Emphasis"><text:span text:style-name="T38">Foreign key</text:span></text:span><text:span text:style-name="T39"> is a field (or collection of fields) in one table that uniquely identifies a row of another table. </text:span></text:p>
      <text:p text:style-name="P7"><text:span text:style-name="Strong_20_Emphasis"><text:span text:style-name="T38">3. What is the difference between primary key and unique constraints?</text:span></text:span><text:span text:style-name="T39"> <text:line-break/>The primary key cannot have NULL value, the unique constraints can have NULL values. There is only one primary key in a table, but there can be multiple unique constrains. </text:span></text:p>
      <text:p text:style-name="P7"><text:span text:style-name="Strong_20_Emphasis"><text:span text:style-name="T38">4.What is database normalization?</text:span></text:span><text:span text:style-name="T39"> <text:line-break/>It is a process of analyzing the given relation schemas based on their functional dependencies and primary keys to achieve the following desirable properties: <text:line-break/>1. Minimizing Redundancy <text:line-break/>2. Minimizing the Insertion, Deletion, And Update Anomalies Relation schemas that do not meet the properties are decomposed into smaller relation schemas that could meet desirable properties. </text:span></text:p>
      <text:p text:style-name="P7"><text:span text:style-name="Strong_20_Emphasis"><text:span text:style-name="T38">5. Why is the use of DBMS recommended? Explain by listing some of its major advantages?</text:span></text:span></text:p>
      <text:p text:style-name="P9">Some of the major advantages of DBMS are as follows:</text:p>
      <text:list xml:id="list7760451997506608811" text:style-name="L1">
        <text:list-item text:start-value="1">
          <text:p text:style-name="P13"><text:span text:style-name="Strong_20_Emphasis"><text:span text:style-name="T38">Controlled Redundancy:</text:span></text:span><text:span text:style-name="T39"> DBMS supports a mechanism to control the redundancy of data inside the database by integrating all the data into a single database and as data is stored in only one place, the duplicity of data does not happen.</text:span></text:p>
        </text:list-item>
        <text:list-item text:start-value="2">
          <text:p text:style-name="P13"><text:span text:style-name="Strong_20_Emphasis"><text:span text:style-name="T38">Data Sharing: </text:span></text:span><text:span text:style-name="T39">Sharing of data among multiple users simultaneously can also be done in DBMS as the same database will be shared among all the users and by different application programs.</text:span></text:p>
        </text:list-item>
        <text:list-item text:start-value="3">
          <text:p text:style-name="P13"><text:span text:style-name="Strong_20_Emphasis"><text:span text:style-name="T38">Backup and Recovery Facility: </text:span></text:span><text:span text:style-name="T39">DBMS minimizes the pain of creating the backup of data again and again by providing a feature of ‘backup and recovery’ which automatically creates the data backup and restores the data whenever required.</text:span></text:p>
        </text:list-item>
        <text:list-item text:start-value="4">
          <text:p text:style-name="P13"><text:span text:style-name="Strong_20_Emphasis"><text:span text:style-name="T38">Enforcement of Integrity Constraints: </text:span></text:span><text:span text:style-name="T39">Integrity Constraints are very important to be enforced on the data so that the refined data after putting some constraints are stored in the database and this is followed by DBMS.</text:span></text:p>
        </text:list-item>
        <text:list-item text:start-value="5">
          <text:p text:style-name="P13"><text:soft-page-break/><text:span text:style-name="Strong_20_Emphasis"><text:span text:style-name="T38">Independence of Data:</text:span></text:span><text:span text:style-name="T39"> It simply means that you can change the structure of the data without affecting the structure of any of the application programs.<text:line-break/> </text:span></text:p>
        </text:list-item>
      </text:list>
      <text:p text:style-name="P8"><text:span text:style-name="Strong_20_Emphasis"><text:span text:style-name="T38">6. What are the differences between DDL, DML</text:span></text:span><text:span text:style-name="T39">,</text:span><text:span text:style-name="Strong_20_Emphasis"><text:span text:style-name="T39"> </text:span></text:span><text:span text:style-name="Strong_20_Emphasis"><text:span text:style-name="T38">and DCL in SQL? </text:span></text:span><text:span text:style-name="T39"><text:line-break/>Following are some details of three :<text:line-break/></text:span><text:span text:style-name="Strong_20_Emphasis"><text:span text:style-name="T38">DDL</text:span></text:span><text:span text:style-name="T39"> stands for Data Definition Language. SQL queries like CREATE, ALTER, DROP, TRUNCATE and RENAME come under this. <text:line-break/></text:span><text:span text:style-name="Strong_20_Emphasis"><text:span text:style-name="T38">DML</text:span></text:span><text:span text:style-name="T39"> stands for Data Manipulation Language. SQL queries like SELECT, INSERT, DELETE and UPDATE come under this. <text:line-break/></text:span><text:span text:style-name="Strong_20_Emphasis"><text:span text:style-name="T38">DCL</text:span></text:span><text:span text:style-name="T39"> stands for Data Control Language. SQL queries like GRANT and REVOKE come under this. </text:span></text:p>
      <text:p text:style-name="P7"><text:span text:style-name="Strong_20_Emphasis"><text:span text:style-name="T38">7. What is the difference between having and where clause?</text:span></text:span><text:span text:style-name="T39"> <text:line-break/>HAVING is used to specify a condition for a group or an aggregate function used in a select statement. The WHERE clause selects before grouping. The HAVING clause selects rows after grouping. Unlike the HAVING clause, the WHERE clause cannot contain aggregate functions. (See </text:span><text:a xlink:type="simple" xlink:href="http://newtonapples.com/difference-clause-clause" office:target-frame-name="_blank" xlink:show="new" text:style-name="Internet_20_link" text:visited-style-name="Visited_20_Internet_20_Link"><text:span text:style-name="T40">this </text:span></text:a><text:span text:style-name="T39">for examples). See </text:span><text:a xlink:type="simple" xlink:href="https://www.geeksforgeeks.org/having-vs-where-clause-in-sql" text:style-name="Internet_20_link" text:visited-style-name="Visited_20_Internet_20_Link"><text:span text:style-name="T40">Having vs Where Clause?</text:span></text:a><text:span text:style-name="T39"> for more details </text:span></text:p>
      <text:p text:style-name="P7"><text:span text:style-name="Strong_20_Emphasis"><text:span text:style-name="T38">8.How to print duplicate rows in a table?</text:span></text:span><text:span text:style-name="T39"> <text:line-break/>See </text:span><text:a xlink:type="simple" xlink:href="https://www.geeksforgeeks.org/how-to-print-duplicate-rows-in-a-table" text:style-name="Internet_20_link" text:visited-style-name="Visited_20_Internet_20_Link"><text:span text:style-name="T40">https://www.geeksforgeeks.org/how-to-print-duplicate-rows-in-a-table/</text:span></text:a><text:span text:style-name="T39"> </text:span></text:p>
      <text:p text:style-name="P7"><text:span text:style-name="Strong_20_Emphasis"><text:span text:style-name="T38">9. What is Join? </text:span></text:span><text:span text:style-name="T39"><text:line-break/>An SQL Join is used to combine data from two or more tables, based on a common field between them. For example, consider the following two tables. </text:span></text:p>
      <text:p text:style-name="P7"><text:span text:style-name="Strong_20_Emphasis"><text:span text:style-name="T38">Table –</text:span></text:span><text:span text:style-name="T39"> Student Table <text:line-break/> </text:span></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34">EnrollNo</text:p>
            </table:table-cell>
            <table:table-cell table:style-name="Table1.A1" office:value-type="string">
              <text:p text:style-name="P34">StudentName</text:p>
            </table:table-cell>
            <table:table-cell table:style-name="Table1.A1" office:value-type="string">
              <text:p text:style-name="P34">Address</text:p>
            </table:table-cell>
          </table:table-row>
          <table:table-row>
            <table:table-cell table:style-name="Table1.A1" office:value-type="string">
              <text:p text:style-name="P34">1000</text:p>
            </table:table-cell>
            <table:table-cell table:style-name="Table1.A1" office:value-type="string">
              <text:p text:style-name="P34">geek1</text:p>
            </table:table-cell>
            <table:table-cell table:style-name="Table1.A1" office:value-type="string">
              <text:p text:style-name="P34">geeksquiz1</text:p>
            </table:table-cell>
          </table:table-row>
          <table:table-row>
            <table:table-cell table:style-name="Table1.A1" office:value-type="string">
              <text:p text:style-name="P34">1001</text:p>
            </table:table-cell>
            <table:table-cell table:style-name="Table1.A1" office:value-type="string">
              <text:p text:style-name="P34">geek2</text:p>
            </table:table-cell>
            <table:table-cell table:style-name="Table1.A1" office:value-type="string">
              <text:p text:style-name="P34">geeksquiz2</text:p>
            </table:table-cell>
          </table:table-row>
          <table:table-row>
            <table:table-cell table:style-name="Table1.A1" office:value-type="string">
              <text:p text:style-name="P34">1002</text:p>
            </table:table-cell>
            <table:table-cell table:style-name="Table1.A1" office:value-type="string">
              <text:p text:style-name="P34">geek3</text:p>
            </table:table-cell>
            <table:table-cell table:style-name="Table1.A1" office:value-type="string">
              <text:p text:style-name="P34">geeksquiz3</text:p>
            </table:table-cell>
          </table:table-row>
        </table:table-header-rows>
      </table:table>
      <text:p text:style-name="P7"><text:span text:style-name="Strong_20_Emphasis"><text:span text:style-name="T38">Table –</text:span></text:span><text:span text:style-name="T39"> StudentCourse Table  </text:span></text:p>
      <table:table table:name="Table2" table:style-name="Table2">
        <table:table-column table:style-name="Table2.A"/>
        <table:table-column table:style-name="Table2.B"/>
        <table:table-header-rows>
          <table:table-row>
            <table:table-cell table:style-name="Table2.A1" office:value-type="string">
              <text:p text:style-name="P34">CourseID</text:p>
            </table:table-cell>
            <table:table-cell table:style-name="Table2.A1" office:value-type="string">
              <text:p text:style-name="P34">EnrollNo</text:p>
            </table:table-cell>
          </table:table-row>
          <table:table-row>
            <table:table-cell table:style-name="Table2.A1" office:value-type="string">
              <text:p text:style-name="P34">1</text:p>
            </table:table-cell>
            <table:table-cell table:style-name="Table2.A1" office:value-type="string">
              <text:p text:style-name="P34">1000</text:p>
            </table:table-cell>
          </table:table-row>
          <table:table-row>
            <table:table-cell table:style-name="Table2.A1" office:value-type="string">
              <text:p text:style-name="P34">2</text:p>
            </table:table-cell>
            <table:table-cell table:style-name="Table2.A1" office:value-type="string">
              <text:p text:style-name="P34">1000</text:p>
            </table:table-cell>
          </table:table-row>
          <table:table-row>
            <table:table-cell table:style-name="Table2.A1" office:value-type="string">
              <text:p text:style-name="P34">3</text:p>
            </table:table-cell>
            <table:table-cell table:style-name="Table2.A1" office:value-type="string">
              <text:p text:style-name="P34">1000</text:p>
            </table:table-cell>
          </table:table-row>
          <table:table-row>
            <table:table-cell table:style-name="Table2.A1" office:value-type="string">
              <text:p text:style-name="P34">1</text:p>
            </table:table-cell>
            <table:table-cell table:style-name="Table2.A1" office:value-type="string">
              <text:p text:style-name="P34">1002</text:p>
            </table:table-cell>
          </table:table-row>
          <table:table-row>
            <table:table-cell table:style-name="Table2.A1" office:value-type="string">
              <text:p text:style-name="P34">2</text:p>
            </table:table-cell>
            <table:table-cell table:style-name="Table2.A1" office:value-type="string">
              <text:p text:style-name="P34">1003</text:p>
            </table:table-cell>
          </table:table-row>
        </table:table-header-rows>
      </table:table>
      <text:p text:style-name="P5">Following is a join query that shows the names of students enrolled in different courseIDs.  </text:p>
      <text:p text:style-name="P32">SELECT StudentCourse.CourseID, Student.StudentName</text:p>
      <text:p text:style-name="P33"><text:s text:c="7"/><text:span text:style-name="T1">FROM StudentCourse</text:span></text:p>
      <text:p text:style-name="P33"><text:s text:c="7"/><text:span text:style-name="T1">INNER JOIN Student </text:span></text:p>
      <text:p text:style-name="P33"><text:s text:c="7"/><text:span text:style-name="T1">ON StudentCourse.EnrollNo = Student.EnrollNo</text:span></text:p>
      <text:p text:style-name="P33"><text:s text:c="7"/><text:span text:style-name="T1">ORDER BY StudentCourse.CourseID;</text:span></text:p>
      <text:p text:style-name="P9">The above query would produce the following result.  </text:p>
      <table:table table:name="Table3" table:style-name="Table3">
        <table:table-column table:style-name="Table3.A"/>
        <table:table-column table:style-name="Table3.B"/>
        <table:table-header-rows>
          <table:table-row>
            <table:table-cell table:style-name="Table3.A1" office:value-type="string">
              <text:p text:style-name="P34">CourseID</text:p>
            </table:table-cell>
            <table:table-cell table:style-name="Table3.A1" office:value-type="string">
              <text:p text:style-name="P34">StudentName</text:p>
            </table:table-cell>
          </table:table-row>
          <table:table-row>
            <table:table-cell table:style-name="Table3.A1" office:value-type="string">
              <text:p text:style-name="P34">1</text:p>
            </table:table-cell>
            <table:table-cell table:style-name="Table3.A1" office:value-type="string">
              <text:p text:style-name="P34">geek1</text:p>
            </table:table-cell>
          </table:table-row>
          <table:table-row>
            <table:table-cell table:style-name="Table3.A1" office:value-type="string">
              <text:p text:style-name="P34">1</text:p>
            </table:table-cell>
            <table:table-cell table:style-name="Table3.A1" office:value-type="string">
              <text:p text:style-name="P34">geek3</text:p>
            </table:table-cell>
          </table:table-row>
          <table:table-row>
            <table:table-cell table:style-name="Table3.A1" office:value-type="string">
              <text:p text:style-name="P34">2</text:p>
            </table:table-cell>
            <table:table-cell table:style-name="Table3.A1" office:value-type="string">
              <text:p text:style-name="P34">geek1</text:p>
            </table:table-cell>
          </table:table-row>
          <table:table-row>
            <table:table-cell table:style-name="Table3.A1" office:value-type="string">
              <text:p text:style-name="P34">3</text:p>
            </table:table-cell>
            <table:table-cell table:style-name="Table3.A1" office:value-type="string">
              <text:p text:style-name="P34">geek1</text:p>
            </table:table-cell>
          </table:table-row>
        </table:table-header-rows>
      </table:table>
      <text:p text:style-name="P8"><text:soft-page-break/><text:span text:style-name="Strong_20_Emphasis"><text:span text:style-name="T38">9. What is Identity?</text:span></text:span><text:span text:style-name="T39"> <text:line-break/>Identity (or AutoNumber) is a column that automatically generates numeric values. A start and increment value can be set, but most DBA leave these at 1. A GUID column also generates numbers; the value of this cannot be controlled. Identity/GUID columns do not need to be indexed. </text:span></text:p>
      <text:p text:style-name="P7"><text:span text:style-name="Strong_20_Emphasis"><text:span text:style-name="T38">10.What is a view in SQL? How to create a view?</text:span></text:span><text:span text:style-name="T39"><text:line-break/> A </text:span><text:a xlink:type="simple" xlink:href="http://en.wikipedia.org/wiki/View_(SQL)" office:target-frame-name="_blank" xlink:show="new" text:style-name="Internet_20_link" text:visited-style-name="Visited_20_Internet_20_Link"><text:span text:style-name="T40">view </text:span></text:a><text:span text:style-name="T39">is a virtual table based on the result-set of an SQL statement. We can create it using create view syntax. <text:line-break/> </text:span></text:p>
      <text:p text:style-name="P32">CREATE VIEW view_name AS</text:p>
      <text:p text:style-name="P32">SELECT column_name(s)</text:p>
      <text:p text:style-name="P32">FROM table_name</text:p>
      <text:p text:style-name="P32">WHERE condition</text:p>
      <text:p text:style-name="P8"><text:span text:style-name="Strong_20_Emphasis"><text:span text:style-name="T38">11.What are the uses of view?</text:span></text:span><text:span text:style-name="T39"> <text:line-break/>1. Views can represent a subset of the data contained in a table; consequently, a view can limit the degree of exposure of the underlying tables to the outer world: a given user may have permission to query the view, while denied access to the rest of the base table. <text:line-break/>2. Views can join and simplify multiple tables into a single virtual table.<text:line-break/>3. Views can act as aggregated tables, where the database engine aggregates data (sum, average, etc.) and presents the calculated results as part of the data.<text:line-break/>4. Views can hide the complexity of data.<text:line-break/>5. Views take very little space to store; the database contains only the definition of a view, not a copy of all the data which it presents. <text:line-break/>6. Depending on the SQL engine used, views can provide extra security.</text:span></text:p>
      <text:p text:style-name="P7"><text:span text:style-name="Strong_20_Emphasis"><text:span text:style-name="T38">12. What is a Trigger?</text:span></text:span><text:span text:style-name="T39"> <text:line-break/>A Trigger is a code associated with insert, update or delete operations. The code is executed automatically whenever the associated query is executed on a table. Triggers can be useful to maintain integrity in the database. </text:span></text:p>
      <text:p text:style-name="P7"><text:span text:style-name="Strong_20_Emphasis"><text:span text:style-name="T38">13. What is a stored procedure?</text:span></text:span><text:span text:style-name="T39"> <text:line-break/>A stored procedure is like a function that contains a set of operations compiled together. It contains a set of operations that are commonly used in an application to do some common database tasks. </text:span></text:p>
      <text:p text:style-name="P7"><text:span text:style-name="Strong_20_Emphasis"><text:span text:style-name="T38">14. What is the difference between Trigger and Stored Procedure?</text:span></text:span><text:span text:style-name="T39"> <text:line-break/> Unlike Stored Procedures, Triggers cannot be called directly. They can only be associated with queries. </text:span></text:p>
      <text:p text:style-name="P7"><text:span text:style-name="Strong_20_Emphasis"><text:span text:style-name="T38">15. What is a transaction? What are ACID properties?</text:span></text:span><text:span text:style-name="T39"> <text:line-break/>A Database Transaction is a set of database operations that must be treated as a whole, which means either all operations are executed or none of them. An example can be a bank transaction from one account to another account. Either both debit and credit operations must be executed or none of them. ACID</text:span><text:a xlink:type="simple" xlink:href="http://en.wikipedia.org/wiki/ACID" office:target-frame-name="_blank" xlink:show="new" text:style-name="Internet_20_link" text:visited-style-name="Visited_20_Internet_20_Link"><text:span text:style-name="T41"> </text:span></text:a><text:span text:style-name="T39">(Atomicity, Consistency, Isolation, Durability) is a set of properties that guarantee that database transactions are processed reliably. </text:span></text:p>
      <text:p text:style-name="P7"><text:span text:style-name="Strong_20_Emphasis"><text:span text:style-name="T38">16. What are indexes? </text:span></text:span><text:span text:style-name="T39"><text:line-break/>A database index is a data structure that improves the speed of data retrieval operations on a database table at the cost of additional writes and the use of more storage space to maintain the extra copy of data. Data can be stored only in one order on a disk. To support faster access according to different values, faster search like binary search for different values is desired, For this purpose, indexes are created on tables. These indexes need extra space on the disk, but they allow faster search according to different frequently searched values. </text:span></text:p>
      <text:p text:style-name="P7"><text:soft-page-break/><text:span text:style-name="Strong_20_Emphasis"><text:span text:style-name="T38">17. What are clustered and non-clustered Indexes?</text:span></text:span><text:span text:style-name="T39"> <text:line-break/>Clustered indexes are the index according to which data is physically stored on a disk. Therefore, only one clustered index can be created on a given database table. <text:line-break/>Non-clustered indexes don’t define the physical ordering of data, but logical ordering. Typically, a tree is created whose leaf point to disk records. B-Tree or B+ tree are used for this purpose. </text:span></text:p>
      <text:p text:style-name="P8"><text:span text:style-name="Strong_20_Emphasis"><text:span text:style-name="T38">18. What is Denormalization?</text:span></text:span></text:p>
      <text:p text:style-name="P9">Denormalization is a database optimization technique in which we add redundant data to one or more tables.</text:p>
      <text:p text:style-name="P8"><text:span text:style-name="Strong_20_Emphasis"><text:span text:style-name="T38">19. What is CLAUSE in SQL?</text:span></text:span></text:p>
      <text:p text:style-name="P9">A clause in SQL is a part of a query that lets you filter or customize how you want your data to be queried to you.</text:p>
      <text:p text:style-name="P8"><text:span text:style-name="Strong_20_Emphasis"><text:span text:style-name="T38">20. What is a Live Lock?</text:span></text:span></text:p>
      <text:p text:style-name="P9">Livelock situation can be defined as when two or more processes continually repeat the same interaction in response to changes in the other processes without doing any useful work These processes are not in the waiting state, and they are running concurrently. This is different from a deadlock because in a deadlock all processes are in the waiting state.</text:p>
      <text:p text:style-name="P8"><text:span text:style-name="Strong_20_Emphasis"><text:span text:style-name="T38">21. What is QBE? </text:span></text:span></text:p>
      <text:p text:style-name="P9">Query-by-example represents a visual/graphical approach for accessing information in a database through the use of query templates called skeleton tables. It is used by entering example values directly into a query template to represent what is to be achieved. QBE is used by many database systems for personal computers. QBE is a very powerful facility that gives the user the capability to access the information a user wants without the knowledge of any programming language. Queries in QBE are expressed by skeleton tables. QBE has two distinct features:</text:p>
      <text:p text:style-name="P9">QBE has the two-dimensional syntax: Queries look like tables.</text:p>
      <text:p text:style-name="P8"><text:span text:style-name="Strong_20_Emphasis"><text:span text:style-name="T38">22. Why are cursors necessary in embedded SQL? </text:span></text:span></text:p>
      <text:p text:style-name="P9">A cursor is an object used to store the output of a query for row-by-row processing by the application programs. SQL statements operate on a set of data and return a set of data. On other hand, host language programs operate on a row at a time. The cursors are used to navigate through a set of rows returned by an embedded SQL SELECT statement. A cursor can be compared to a pointer.</text:p>
      <text:p text:style-name="P8"><text:span text:style-name="Strong_20_Emphasis"><text:span text:style-name="T38">23. What is the purpose of normalization in DBMS?</text:span></text:span></text:p>
      <text:p text:style-name="P9">Database normalization is the process of organizing the attributes of the database to reduce or eliminate data redundancy (having the same data but at different places).</text:p>
      <text:p text:style-name="P8"><text:span text:style-name="Strong_20_Emphasis"><text:span text:style-name="T38">Purpose of normalization:</text:span></text:span></text:p>
      <text:p text:style-name="P9">It is used to remove duplicate data and database anomalies from the relational table.</text:p>
      <text:p text:style-name="P9">Normalization helps to reduce redundancy and complexity by examining new data types used in the table.</text:p>
      <text:p text:style-name="P9">It is helpful to divide the large database table into smaller tables and link them using relationships.</text:p>
      <text:p text:style-name="P9">It avoids duplicate data or no repeating groups into a table.</text:p>
      <text:p text:style-name="P9">It reduces the chances for anomalies to occur in a database.</text:p>
      <text:p text:style-name="P8"><text:span text:style-name="Strong_20_Emphasis"><text:span text:style-name="T38">24. What is the difference between a database schema and a database state?</text:span></text:span></text:p>
      <text:p text:style-name="P9">The collection of information stored in a database at a particular moment in time is called database state while the overall design of the database is called the database schema.</text:p>
      <text:p text:style-name="P8"><text:span text:style-name="Strong_20_Emphasis"><text:span text:style-name="T38">25. What is the purpose of SQL?</text:span></text:span></text:p>
      <text:p text:style-name="P9">SQL stands for Structured Query Language whose main purpose is to interact with the relational databases in the form of inserting, deleting and updating/modifying the data in the database.</text:p>
      <text:p text:style-name="P8"><text:span text:style-name="Strong_20_Emphasis"><text:span text:style-name="T38">26. Explain the concepts of a Primary key and Foreign Key.</text:span></text:span></text:p>
      <text:p text:style-name="P9"><text:soft-page-break/>Primary Key is used to uniquely identify the records in a database table while Foreign Key is mainly used to link two or more tables together, as this is a particular field(s) in one of the database tables which are the primary key of some other table.</text:p>
      <text:p text:style-name="P9">Example: There are 2 tables – Employee and Department. Both have one common field/column as ‘ID’ where ID is the primary key of the Employee table while this is the foreign key for the Department table.</text:p>
      <text:p text:style-name="P8"><text:span text:style-name="Strong_20_Emphasis"><text:span text:style-name="T38">27.What are the main differences between Primary key and Unique Key?</text:span></text:span></text:p>
      <text:p text:style-name="P9">Given below are few differences:</text:p>
      <text:p text:style-name="P9">The main difference between the Primary key and the Unique key is that the Primary key can never have a null value while the Unique key may consist of a null value.</text:p>
      <text:p text:style-name="P11"> <text:span text:style-name="T1">In each table, there can be only one primary key while there can be more than one unique key in a table.</text:span></text:p>
      <text:p text:style-name="P8"><text:span text:style-name="Strong_20_Emphasis"><text:span text:style-name="T38">28. What is the concept of sub-query in terms of SQL?</text:span></text:span></text:p>
      <text:p text:style-name="P9">Sub-query is basically the query that is included inside some other query and can also be called an inner query which is found inside the outer query.</text:p>
      <text:p text:style-name="P8"><text:span text:style-name="Strong_20_Emphasis"><text:span text:style-name="T38">29. What is the use of the DROP command and what are the differences between DROP, TRUNCATE and DELETE commands?</text:span></text:span></text:p>
      <text:p text:style-name="P9">DROP command is a DDL command which is used to drop/delete the existing table, database, index, or view from the database.</text:p>
      <text:p text:style-name="P9">The major difference between DROP, TRUNCATE and DELETE commands are:</text:p>
      <text:p text:style-name="P9">DROP and TRUNCATE commands are the DDL commands which are used to delete tables from the database. </text:p>
      <text:p text:style-name="P9">And when we make use of a DROP command, the tables get deleted permanently all the privileges and indexes that are related to the table also get deleted. This operation cannot be rolled back and so should be used only when necessary.</text:p>
      <text:p text:style-name="P8"><text:span text:style-name="T39">However in case of TRUNCATE, only the data stored in a table is deleted and the structure of the table is preserved and you can re-insert data by the use of </text:span><text:span text:style-name="Strong_20_Emphasis"><text:span text:style-name="T39">“</text:span></text:span><text:span text:style-name="Strong_20_Emphasis"><text:span text:style-name="T43">INSERT INTO clause”.</text:span></text:span><text:span text:style-name="T39"> It can be rolled back until the commit has been made.</text:span></text:p>
      <text:p text:style-name="P9">DELETE command, on the other hand, is a DML Command which is used to delete rows from the table and this can be rolled back, however its considered slower  than truncate. Using the delete command, we can delete 1 or more specific rows from the table.</text:p>
      <text:p text:style-name="P8"><text:span text:style-name="Strong_20_Emphasis"><text:span text:style-name="T38">30. What is the main difference between UNION and UNION ALL?</text:span></text:span></text:p>
      <text:p text:style-name="P9">UNION and UNION ALL are used to join the data from 2 or more tables but UNION removes duplicate rows and picks the rows which are distinct after combining the data from the tables whereas UNION ALL does not remove the duplicate rows, it just picks all the data from the tables.</text:p>
      <text:p text:style-name="P8"><text:span text:style-name="Strong_20_Emphasis"><text:span text:style-name="T38">31. What is Correlated Subquery in DBMS?</text:span></text:span></text:p>
      <text:p text:style-name="P9">A Subquery is also known as a nested query i.e. a query written inside some query. When a Subquery is executed for each of the rows of the outer query then it is termed as a Correlated Subquery.</text:p>
      <text:p text:style-name="P9">An example of Non-Correlated Subquery is:</text:p>
      <table:table table:name="Table4" table:style-name="Table4">
        <table:table-column table:style-name="Table4.A"/>
        <table:table-row>
          <table:table-cell table:style-name="Table4.A1" office:value-type="string">
            <text:p text:style-name="P24">SELECT * from EMP WHERE ‘RIYA’ IN (SELECT Name from DEPT WHERE EMP.EMPID=DEPT.EMPID);</text:p>
          </table:table-cell>
        </table:table-row>
      </table:table>
      <text:p text:style-name="P9">Here, the inner query is not executed for each of the rows of the outer query.</text:p>
      <text:p text:style-name="P8"><text:span text:style-name="Strong_20_Emphasis"><text:span text:style-name="T38">32.  Explain Entity, Entity Type, and Entity Set in DBMS?</text:span></text:span></text:p>
      <text:p text:style-name="P9">The entity is an object, place, or thing which has its independent existence in the real world and about which data can be stored in a database. For Example, any person, book, etc.</text:p>
      <text:p text:style-name="P9">Entity Type is a collection of entities that have the same attributes. For Example, the STUDENT table contains rows in which each row is an entity holding the attributes like name, age, and id of the students, hence STUDENT is an Entity Type that holds the entities having the same attributes.</text:p>
      <text:p text:style-name="P9"><text:soft-page-break/>Entity Set is a collection of entities of the same type. For Example, A collection of the employees of a firm.</text:p>
      <text:p text:style-name="P8"><text:span text:style-name="Strong_20_Emphasis"><text:span text:style-name="T38">33. What are the different levels of abstraction in the DBMS?</text:span></text:span></text:p>
      <text:p text:style-name="P9">There are 3 levels of data abstraction in the DBMS.</text:p>
      <text:p text:style-name="P9">They include:</text:p>
      <text:p text:style-name="P9">Physical Level: This is the lowest level of the data abstraction which states how the data is stored in the database.</text:p>
      <text:p text:style-name="P9">Logical Level: This is the next level of the data abstraction which states the type of the data and the relationship among the data that is stored in the database.</text:p>
      <text:p text:style-name="P9">View Level: This is the highest level in the data abstraction which shows/states only a part of the database.</text:p>
      <text:p text:style-name="P8"><text:span text:style-name="Strong_20_Emphasis"><text:span text:style-name="T38">34 . What integrity rules exist in the DBMS?</text:span></text:span></text:p>
      <text:p text:style-name="P9">There are two major integrity rules that exist in the DBMS.</text:p>
      <text:p text:style-name="P8"><text:span text:style-name="Strong_20_Emphasis"><text:span text:style-name="T38">Entity Integrity:</text:span></text:span><text:span text:style-name="T39"> This states a very important rule that the value of a Primary key can never have a NULL value.</text:span></text:p>
      <text:p text:style-name="P8"><text:span text:style-name="Strong_20_Emphasis"><text:span text:style-name="T38">Referential Integrity:</text:span></text:span><text:span text:style-name="T39"> This rule is related to the Foreign key which states that either the value of a Foreign key is a NULL value or it should be the primary key of any other relation.</text:span></text:p>
      <text:p text:style-name="P8"><text:span text:style-name="Strong_20_Emphasis"><text:span text:style-name="T38">35. What is E-R model in the DBMS?</text:span></text:span></text:p>
      <text:p text:style-name="P11"> <text:span text:style-name="T1">E-R model is known as an Entity-Relationship model in the DBMS which is based on the concept of the Entities and the relationship that exists among these entities.</text:span></text:p>
      <text:p text:style-name="P8"><text:span text:style-name="Strong_20_Emphasis"><text:span text:style-name="T38">36. What is a functional dependency in the DBMS?</text:span></text:span></text:p>
      <text:p text:style-name="P11"> <text:span text:style-name="T1">This is basically a constraint that is useful in describing the relationship among the different attributes in a relation.</text:span></text:p>
      <text:p text:style-name="P9">Example: If there is some relation ‘R1’ which has 2 attributes as Y and Z then the functional dependency among these 2 attributes can be shown as Y-&gt;Z which states that Z is functionally dependent on Y.</text:p>
      <text:p text:style-name="P8"><text:span text:style-name="Strong_20_Emphasis"><text:span text:style-name="T38">37. What is 1NF in the DBMS?</text:span></text:span></text:p>
      <text:p text:style-name="P11"> <text:span text:style-name="T1">1NF is known as the First Normal Form.</text:span></text:p>
      <text:p text:style-name="P9">This is the easiest form of the normalization process which states that the domain of an attribute should have only atomic values. The objective of this is to remove the duplicate columns that are present in the table.</text:p>
      <text:p text:style-name="P8"><text:span text:style-name="Strong_20_Emphasis"><text:span text:style-name="T38">38.  What is 2NF in the DBMS?</text:span></text:span></text:p>
      <text:p text:style-name="P11"> <text:span text:style-name="T1">2NF is the Second Normal Form.</text:span></text:p>
      <text:p text:style-name="P9">Any table is said to have in the 2NF if it satisfies the following 2 conditions:</text:p>
      <text:p text:style-name="P9">A table is in the 1NF.</text:p>
      <text:p text:style-name="P11"> <text:span text:style-name="T1">Each non-prime attribute of a table is said to be functionally dependent in totality on the primary key.</text:span></text:p>
      <text:p text:style-name="P8"><text:span text:style-name="Strong_20_Emphasis"><text:span text:style-name="T38">39.  What is 3NF in the DBMS?</text:span></text:span></text:p>
      <text:p text:style-name="P11"> <text:span text:style-name="T1">3NF is the Third Normal Form.</text:span></text:p>
      <text:p text:style-name="P9">Any table is said to have in the 3NF if it satisfies the following 2 conditions:</text:p>
      <text:p text:style-name="P11"> <text:span text:style-name="T1">A table is in the 2NF.</text:span></text:p>
      <text:p text:style-name="P9">Each non-prime attribute of a table is said to be non-transitively dependent on every key of the table.</text:p>
      <text:p text:style-name="P8"><text:span text:style-name="Strong_20_Emphasis"><text:span text:style-name="T38">40.  What is BCNF in the DBMS?</text:span></text:span></text:p>
      <text:p text:style-name="P11"> <text:span text:style-name="T1">BCNF is the Boyce Codd Normal Form which is stricter than the 3NF.</text:span></text:p>
      <text:p text:style-name="P9">Any table is said to have in the BCNF if it satisfies the following 2 conditions:</text:p>
      <text:p text:style-name="P9">A table is in the 3NF.</text:p>
      <text:p text:style-name="P9">For each of the functional dependencies X-&gt;Y that exists, X is the super key of a table.</text:p>
      <text:p text:style-name="P8"><text:span text:style-name="Strong_20_Emphasis"><text:span text:style-name="T38">41. What is a CLAUSE in terms of SQL?</text:span></text:span></text:p>
      <text:p text:style-name="P11"><text:soft-page-break/> <text:span text:style-name="T1">This is used with the SQL queries to fetch specific data as per the requirements on the basis of the conditions that are put in the SQL. This is very helpful in picking the selective records from the complete set of records.</text:span></text:p>
      <text:p text:style-name="P9">For Example, There is a query that has a WHERE condition or the query with the HAVING clause.</text:p>
      <text:p text:style-name="P8"><text:span text:style-name="Strong_20_Emphasis"><text:span text:style-name="T38">42.How can you get the alternate records from the table in the SQL?</text:span></text:span></text:p>
      <text:p text:style-name="P11"> <text:span text:style-name="T1">If you want to fetch the odd numbers then the following query can be used:</text:span></text:p>
      <table:table table:name="Table5" table:style-name="Table5">
        <table:table-column table:style-name="Table5.A"/>
        <table:table-row>
          <table:table-cell table:style-name="Table5.A1" office:value-type="string">
            <text:p text:style-name="P24">SELECT EmpId from (SELECT rowno,EmpId from Emp) WHERE mod(rowno,2)=1;</text:p>
          </table:table-cell>
        </table:table-row>
      </table:table>
      <text:p text:style-name="P9">If you want to fetch the even numbers, then the following query can be used:</text:p>
      <table:table table:name="Table6" table:style-name="Table6">
        <table:table-column table:style-name="Table6.A"/>
        <table:table-row>
          <table:table-cell table:style-name="Table6.A1" office:value-type="string">
            <text:p text:style-name="P24">SELECT EmpId from (SELECT rowno,EmpId from Emp) WHERE mod(rowno,2)=0;</text:p>
          </table:table-cell>
        </table:table-row>
      </table:table>
      <text:p text:style-name="P8"><text:span text:style-name="Strong_20_Emphasis"><text:span text:style-name="T38">43.  How is the pattern matching done in the SQL?</text:span></text:span></text:p>
      <text:p text:style-name="P9">Answer: With the help of the LIKE operator, pattern matching is possible in the SQL.’%’ is used with the LIKE operator when it matches with the 0 or more characters, and ‘_’ is used to match the one particular character.</text:p>
      <text:p text:style-name="P9">Example:</text:p>
      <table:table table:name="Table7" table:style-name="Table7">
        <table:table-column table:style-name="Table7.A"/>
        <table:table-row>
          <table:table-cell table:style-name="Table7.A1" office:value-type="string">
            <text:p text:style-name="P24">SELECT * from Emp WHERE name like ‘b%’;</text:p>
          </table:table-cell>
        </table:table-row>
      </table:table>
      <text:p text:style-name="P6"> </text:p>
      <table:table table:name="Table8" table:style-name="Table8">
        <table:table-column table:style-name="Table8.A"/>
        <table:table-row>
          <table:table-cell table:style-name="Table8.A1" office:value-type="string">
            <text:p text:style-name="P24">SELECT * from Emp WHERE name like ‘hans_’;</text:p>
          </table:table-cell>
        </table:table-row>
      </table:table>
      <text:p text:style-name="P8"><text:span text:style-name="Strong_20_Emphasis"><text:span text:style-name="T38">44. What is a join in the SQL?</text:span></text:span></text:p>
      <text:p text:style-name="P9">A Join is one of the SQL statements which is used to join the data or the rows from 2 or more tables on the basis of a common field/column among them.</text:p>
      <text:p text:style-name="P8"><text:span text:style-name="Strong_20_Emphasis"><text:span text:style-name="T38">45. What are the different types of joins in SQL?</text:span></text:span></text:p>
      <text:p text:style-name="P9">There are 4 types of SQL Joins:</text:p>
      <text:p text:style-name="P11"> <text:span text:style-name="T1">Inner Join: This type of join is used to fetch the data among the tables which are common in both tables.</text:span></text:p>
      <text:p text:style-name="P11"> <text:span text:style-name="T1">Left Join: This returns all the rows from the table which is on the left side of the join but only the matching rows from the table which is on the right side of the join.</text:span></text:p>
      <text:p text:style-name="P11"> <text:span text:style-name="T1">Right Join: This returns all the rows from the table which is on the right side of the join but only the matching rows from the table which is on the left side of the join.</text:span></text:p>
      <text:p text:style-name="P11"> <text:span text:style-name="T1">Full Join: This returns the rows from all the tables on which the join condition has been put and the rows which do not match hold null values.</text:span></text:p>
      <text:p text:style-name="P8"><text:span text:style-name="Strong_20_Emphasis"><text:span text:style-name="T38">46. Explain the Stored Procedure.</text:span></text:span></text:p>
      <text:p text:style-name="P9">A Stored Procedure is a group of SQL statements in the form of a function that has some unique name and is stored in relational database management systems(RDBMS) and can be accessed whenever required.</text:p>
      <text:p text:style-name="P8"><text:span text:style-name="Strong_20_Emphasis"><text:span text:style-name="T38">47. What is RDBMS?</text:span></text:span></text:p>
      <text:p text:style-name="P9">RDBMS is the Relational Database Management System which contains data in the form of the tables and data is accessed on the basis of the common fields among the tables.</text:p>
      <text:p text:style-name="P8"><text:span text:style-name="Strong_20_Emphasis"><text:span text:style-name="T38">48. What are the different types of relationships in the DBMS?</text:span></text:span></text:p>
      <text:p text:style-name="P9">A Relationship in DBMS depicts an association between the tables.</text:p>
      <text:p text:style-name="P9">Different types of relationships are:</text:p>
      <text:p text:style-name="P8"><text:span text:style-name="Strong_20_Emphasis"><text:span text:style-name="T38">One-to-One</text:span></text:span><text:span text:style-name="T39">: This basically states that there should be a one-to-one relationship between the tables i.e. there should be one record in both the tables. </text:span></text:p>
      <text:p text:style-name="P8"><text:span text:style-name="Strong_20_Emphasis"><text:span text:style-name="T38">One-to-Many</text:span></text:span><text:span text:style-name="T39">: This states that there can be many relationships for one i.e. a primary key table hold only one record which can have many, one, or none records in the related table. </text:span></text:p>
      <text:p text:style-name="P8"><text:span text:style-name="Strong_20_Emphasis"><text:span text:style-name="T38">Many-to-Many</text:span></text:span><text:span text:style-name="T39">: This states that both the tables can be related to many other tables. </text:span></text:p>
      <text:p text:style-name="P8"><text:span text:style-name="Strong_20_Emphasis"><text:span text:style-name="T38">49. What do you mean by Entity type extension?</text:span></text:span></text:p>
      <text:p text:style-name="P9">Compilation of similar entity types into one particular type which is grouped together as an entity set is known as entity type extension.</text:p>
      <text:p text:style-name="P8"><text:soft-page-break/><text:span text:style-name="Strong_20_Emphasis"><text:span text:style-name="T38">50. What is conceptual design in dbms?</text:span></text:span></text:p>
      <text:p text:style-name="P9">Conceptual design is the first stage in the database design process. The goal at this stage is to design a database that is independent of database software and physical details. The output of this process is a conceptual data model that describes the main data entities, attributes, relationships, and constraints of a given problem domain.</text:p>
      <text:p text:style-name="P8"><text:span text:style-name="Strong_20_Emphasis"><text:span text:style-name="T38">51. Differentiate between logical database design and physical database design. Show how this separation leads to data independence.</text:span></text:span><text:span text:style-name="T39"><text:line-break/> </text:span></text:p>
      <table:table table:name="Table9" table:style-name="Table9">
        <table:table-column table:style-name="Table9.A"/>
        <table:table-column table:style-name="Table9.B"/>
        <table:table-column table:style-name="Table9.C"/>
        <table:table-row>
          <table:table-cell table:style-name="Table9.A1" office:value-type="string">
            <text:p text:style-name="P23"><text:span text:style-name="Strong_20_Emphasis"><text:span text:style-name="T61">Parameters</text:span></text:span></text:p>
          </table:table-cell>
          <table:table-cell table:style-name="Table9.A1" office:value-type="string">
            <text:p text:style-name="P23"><text:span text:style-name="Strong_20_Emphasis"><text:span text:style-name="T61">Logical Database Design</text:span></text:span></text:p>
          </table:table-cell>
          <table:table-cell table:style-name="Table9.A1" office:value-type="string">
            <text:p text:style-name="P23"><text:span text:style-name="Strong_20_Emphasis"><text:span text:style-name="T61">Physical Database Design</text:span></text:span></text:p>
          </table:table-cell>
        </table:table-row>
        <table:table-row>
          <table:table-cell table:style-name="Table9.A1" office:value-type="string">
            <text:p text:style-name="P24">Task</text:p>
          </table:table-cell>
          <table:table-cell table:style-name="Table9.A1" office:value-type="string">
            <text:p text:style-name="P28">Maps or transforms the conceptual schema (or an ER schema) from the high-level data model into a relational database schema.</text:p>
          </table:table-cell>
          <table:table-cell table:style-name="Table9.A1" office:value-type="string">
            <text:p text:style-name="P28">The specifications for the stored database in terms of physical storage structures, record placement, and indexes are designed.</text:p>
          </table:table-cell>
        </table:table-row>
        <table:table-row>
          <table:table-cell table:style-name="Table9.A1" office:value-type="string">
            <text:p text:style-name="P24">Choice of criteria </text:p>
          </table:table-cell>
          <table:table-cell table:style-name="Table9.A1" office:value-type="string">
            <text:p text:style-name="P29">The mapping can proceed in two stages:</text:p>
            <text:list xml:id="list422768320201405480" text:style-name="L2">
              <text:list-item text:start-value="1">
                <text:p text:style-name="P30">System-independent mapping but data model-dependent</text:p>
              </text:list-item>
              <text:list-item text:start-value="2">
                <text:p text:style-name="P25">Tailoring the schemas to a specific DBMS</text:p>
              </text:list-item>
            </text:list>
          </table:table-cell>
          <table:table-cell table:style-name="Table9.A1" office:value-type="string">
            <text:p text:style-name="P28">The following criteria are often used to guide the choice of physical database design options:</text:p>
            <text:list xml:id="list1521660945863311451" text:style-name="L3">
              <text:list-item text:start-value="1">
                <text:p text:style-name="P31">Response Time</text:p>
              </text:list-item>
              <text:list-item text:start-value="2">
                <text:p text:style-name="P31">Space Utilization</text:p>
              </text:list-item>
              <text:list-item text:start-value="3">
                <text:p text:style-name="P26">Transaction Throughput</text:p>
              </text:list-item>
            </text:list>
          </table:table-cell>
        </table:table-row>
        <table:table-row>
          <table:table-cell table:style-name="Table9.A1" office:value-type="string">
            <text:p text:style-name="P24">Result</text:p>
          </table:table-cell>
          <table:table-cell table:style-name="Table9.A1" office:value-type="string">
            <text:p text:style-name="P28">DDL statements in the language of the chosen DBMS that specify the conceptual and external level schemas of the database system. But if the DDL statements include some physical design parameters, a complete DDL specification must wait until after the physical  database design phase is completed.</text:p>
          </table:table-cell>
          <table:table-cell table:style-name="Table9.A1" office:value-type="string">
            <text:p text:style-name="P28">An initial determination of storage structures and the access paths for the database files. This corresponds to defining the internal schema in terms of Data Storage Definition Language.</text:p>
          </table:table-cell>
        </table:table-row>
      </table:table>
      <text:p text:style-name="P9">The database design is divided into several phases. The logical database design and physical database design are two of them. This separation is generally based on the concept of the three-level architecture of DBMS, which provides data independence. Therefore, we can say that this separation leads to data independence because the output of the logical database design is the conceptual and external level schemas of the database system which is independent of the output of the physical database design that is an internal schema.</text:p>
      <text:p text:style-name="P8"><text:span text:style-name="Strong_20_Emphasis"><text:span text:style-name="T38">52. What are temporary tables? When are they useful?</text:span></text:span><text:span text:style-name="T39"><text:line-break/> Temporary tables exist solely for a particular session, or whose data persists for the duration of the transaction. The temporary tables are generally used to support specialized rollups or specific application processing requirements. Unlike a permanent table, space is not allocated to a temporary table when it is created. Space will be dynamically allocated for the table as rows are inserted. The CREATE GLOBAL TEMPORARY TABLE command is used to create a temporary table in Oracle.</text:span></text:p>
      <text:p text:style-name="P8"><text:span text:style-name="Strong_20_Emphasis"><text:span text:style-name="T38">53. Explain different types of failures that occur in the</text:span></text:span><text:span text:style-name="T39"> </text:span><text:span text:style-name="Strong_20_Emphasis"><text:span text:style-name="T38">Oracle database.</text:span></text:span><text:span text:style-name="T39"><text:line-break/></text:span><text:span text:style-name="Strong_20_Emphasis"><text:span text:style-name="T38">Types of Failures – </text:span></text:span><text:span text:style-name="T39">In the Oracle database following types of failures can occur:</text:span></text:p>
      <text:list xml:id="list2401745595226491718" text:style-name="L4">
        <text:list-item text:start-value="1">
          <text:p text:style-name="P14"><text:span text:style-name="Strong_20_Emphasis"><text:span text:style-name="T38">Statement Failure· </text:span></text:span></text:p>
        </text:list-item>
        <text:list-item text:start-value="2">
          <text:p text:style-name="P14"><text:span text:style-name="Strong_20_Emphasis"><text:span text:style-name="T38">Bad data type</text:span></text:span></text:p>
          <text:list>
            <text:list-item text:start-value="1">
              <text:p text:style-name="P22">Insufficient space</text:p>
            </text:list-item>
          </text:list>
        </text:list-item>
        <text:list-item text:start-value="3">
          <text:p text:style-name="P14"><text:span text:style-name="Strong_20_Emphasis"><text:span text:style-name="T38">Insufficient Privileges</text:span></text:span><text:span text:style-name="T39"> (e.g., object privileges to a role)</text:span></text:p>
        </text:list-item>
        <text:list-item text:start-value="4">
          <text:p text:style-name="P14"><text:soft-page-break/><text:span text:style-name="Strong_20_Emphasis"><text:span text:style-name="T38">User Process Failure</text:span></text:span></text:p>
          <text:list>
            <text:list-item text:start-value="1">
              <text:p text:style-name="P22">The user performed an abnormal disconnect</text:p>
            </text:list-item>
            <text:list-item text:start-value="2">
              <text:p text:style-name="P22">The user’s session was abnormally terminated</text:p>
            </text:list-item>
            <text:list-item text:start-value="3">
              <text:p text:style-name="P22">The user’s program raised an address exception</text:p>
            </text:list-item>
          </text:list>
        </text:list-item>
        <text:list-item text:start-value="5">
          <text:p text:style-name="P14"><text:span text:style-name="Strong_20_Emphasis"><text:span text:style-name="T38">User Error</text:span></text:span></text:p>
          <text:list>
            <text:list-item text:start-value="1">
              <text:p text:style-name="P22">The user drops a table</text:p>
            </text:list-item>
            <text:list-item text:start-value="2">
              <text:p text:style-name="P22">User damages data by modification</text:p>
            </text:list-item>
          </text:list>
        </text:list-item>
        <text:list-item text:start-value="6">
          <text:p text:style-name="P14"><text:span text:style-name="Strong_20_Emphasis"><text:span text:style-name="T38">Instance Failure</text:span></text:span></text:p>
        </text:list-item>
        <text:list-item text:start-value="7">
          <text:p text:style-name="P14"><text:span text:style-name="Strong_20_Emphasis"><text:span text:style-name="T38">Media Failure</text:span></text:span></text:p>
          <text:list>
            <text:list-item text:start-value="1">
              <text:p text:style-name="P22">The user drops a table</text:p>
            </text:list-item>
            <text:list-item text:start-value="2">
              <text:p text:style-name="P22">User damages data by modification</text:p>
            </text:list-item>
          </text:list>
        </text:list-item>
        <text:list-item text:start-value="8">
          <text:p text:style-name="P14"><text:span text:style-name="Strong_20_Emphasis"><text:span text:style-name="T38">Alert Logs</text:span></text:span></text:p>
          <text:list>
            <text:list-item text:start-value="1">
              <text:p text:style-name="P22">Records informational and error messages</text:p>
            </text:list-item>
            <text:list-item text:start-value="2">
              <text:p text:style-name="P22">All Instance startups and shutdowns are recorded in the log</text:p>
            </text:list-item>
          </text:list>
        </text:list-item>
      </text:list>
      <text:p text:style-name="P8"><text:span text:style-name="Strong_20_Emphasis"><text:span text:style-name="T38">54. What is the main goal of RAID technology?</text:span></text:span></text:p>
      <text:p text:style-name="P8"><text:span text:style-name="Strong_20_Emphasis"><text:span text:style-name="T38">RAID </text:span></text:span><text:span text:style-name="T39">stands for </text:span><text:span text:style-name="Strong_20_Emphasis"><text:span text:style-name="T38">R</text:span></text:span><text:span text:style-name="T39">edundant </text:span><text:span text:style-name="Strong_20_Emphasis"><text:span text:style-name="T38">A</text:span></text:span><text:span text:style-name="T39">rray of </text:span><text:span text:style-name="Strong_20_Emphasis"><text:span text:style-name="T38">I</text:span></text:span><text:span text:style-name="T39">nexpensive (or sometimes “Independent”)</text:span><text:span text:style-name="Strong_20_Emphasis"><text:span text:style-name="T38">D</text:span></text:span><text:span text:style-name="T39">isks.</text:span></text:p>
      <text:p text:style-name="P9">RAID is a method of combining several hard disk drives into one logical unit (two or more disks grouped together to appear as a single device to the host system). RAID technology was developed to address the fault-tolerance and performance limitations of conventional disk storage. It can offer fault tolerance and higher throughput levels than a single hard drive or group of independent hard drives. While arrays were once considered complex and relatively specialized storage solutions, today they are easy to use and essential for a broad spectrum of client/server applications.</text:p>
      <text:p text:style-name="P37"/>
      <text:h text:style-name="P3" text:outline-level="1">Set 2</text:h>
      <text:p text:style-name="P37"/>
      <text:h text:style-name="P1" text:outline-level="3"><text:span text:style-name="Strong_20_Emphasis"><text:span text:style-name="T53">Q1. There is a table where only one row is fully repeated. Write a Query to find the Repeated row</text:span></text:span></text:h>
      <table:table table:name="Table10" table:style-name="Table10">
        <table:table-column table:style-name="Table10.A"/>
        <table:table-column table:style-name="Table10.B"/>
        <table:table-header-rows>
          <table:table-row>
            <table:table-cell table:style-name="Table10.A1" office:value-type="string">
              <text:p text:style-name="P35"><text:span text:style-name="Strong_20_Emphasis"><text:span text:style-name="T61">Name</text:span></text:span></text:p>
            </table:table-cell>
            <table:table-cell table:style-name="Table10.A1" office:value-type="string">
              <text:p text:style-name="P35"><text:span text:style-name="Strong_20_Emphasis"><text:span text:style-name="T61">Section</text:span></text:span></text:p>
            </table:table-cell>
          </table:table-row>
        </table:table-header-rows>
        <table:table-row>
          <table:table-cell table:style-name="Table10.A1" office:value-type="string">
            <text:p text:style-name="P24">abc</text:p>
          </table:table-cell>
          <table:table-cell table:style-name="Table10.A1" office:value-type="string">
            <text:p text:style-name="P24">CS1</text:p>
          </table:table-cell>
        </table:table-row>
        <table:table-row>
          <table:table-cell table:style-name="Table10.A1" office:value-type="string">
            <text:p text:style-name="P24">bcd</text:p>
          </table:table-cell>
          <table:table-cell table:style-name="Table10.A1" office:value-type="string">
            <text:p text:style-name="P24">CS2</text:p>
          </table:table-cell>
        </table:table-row>
        <table:table-row>
          <table:table-cell table:style-name="Table10.A1" office:value-type="string">
            <text:p text:style-name="P24">abc</text:p>
          </table:table-cell>
          <table:table-cell table:style-name="Table10.A1" office:value-type="string">
            <text:p text:style-name="P24">CS1</text:p>
          </table:table-cell>
        </table:table-row>
      </table:table>
      <text:p text:style-name="P10">In the above table, we can find duplicate rows using the below query.</text:p>
      <text:p text:style-name="P32">SELECT name, section FROM tbl</text:p>
      <text:p text:style-name="P32">GROUP BY name, section</text:p>
      <text:p text:style-name="P32">HAVING COUNT(*) &gt; 1</text:p>
      <text:h text:style-name="P2" text:outline-level="3"><text:soft-page-break/><text:span text:style-name="Strong_20_Emphasis"><text:span text:style-name="T38">Q2. Query to find 2nd highest salary of an employee?</text:span></text:span></text:h>
      <text:p text:style-name="P32">SELECT max(salary) FROM EMPLOYEES WHERE salary IN</text:p>
      <text:p text:style-name="P32">(SELECT salary FROM EMPLOYEEs MINUS SELECT max(salary)</text:p>
      <text:p text:style-name="P32">FROM EMPLOYEES);</text:p>
      <text:p text:style-name="P12"><text:span text:style-name="Strong_20_Emphasis"><text:span text:style-name="T38">OR</text:span></text:span></text:p>
      <text:p text:style-name="P32">SELECT max(salary) FROM EMPLOYEES WHERE </text:p>
      <text:p text:style-name="P32">salary &lt;&gt; (SELECT max(salary) FROM EMPLOYEES);</text:p>
      <text:h text:style-name="P2" text:outline-level="3"><text:span text:style-name="Strong_20_Emphasis"><text:span text:style-name="T38">Q3. Consider the following Employee table. How many rows are there in the result of the following query?</text:span></text:span><text:span text:style-name="T42"> </text:span></text:h>
      <table:table table:name="Table11" table:style-name="Table11">
        <table:table-column table:style-name="Table11.A"/>
        <table:table-column table:style-name="Table11.B"/>
        <table:table-column table:style-name="Table11.C"/>
        <table:table-header-rows>
          <table:table-row>
            <table:table-cell table:style-name="Table11.A1" office:value-type="string">
              <text:p text:style-name="P34">ID</text:p>
            </table:table-cell>
            <table:table-cell table:style-name="Table11.A1" office:value-type="string">
              <text:p text:style-name="P34">Salary</text:p>
            </table:table-cell>
            <table:table-cell table:style-name="Table11.A1" office:value-type="string">
              <text:p text:style-name="P34">DeptName</text:p>
            </table:table-cell>
          </table:table-row>
        </table:table-header-rows>
        <table:table-row>
          <table:table-cell table:style-name="Table11.A1" office:value-type="string">
            <text:p text:style-name="P24">1</text:p>
          </table:table-cell>
          <table:table-cell table:style-name="Table11.A1" office:value-type="string">
            <text:p text:style-name="P24">10000</text:p>
          </table:table-cell>
          <table:table-cell table:style-name="Table11.A1" office:value-type="string">
            <text:p text:style-name="P24">EC</text:p>
          </table:table-cell>
        </table:table-row>
        <table:table-row>
          <table:table-cell table:style-name="Table11.A1" office:value-type="string">
            <text:p text:style-name="P24">2</text:p>
          </table:table-cell>
          <table:table-cell table:style-name="Table11.A1" office:value-type="string">
            <text:p text:style-name="P24">40000</text:p>
          </table:table-cell>
          <table:table-cell table:style-name="Table11.A1" office:value-type="string">
            <text:p text:style-name="P24">EC</text:p>
          </table:table-cell>
        </table:table-row>
        <table:table-row>
          <table:table-cell table:style-name="Table11.A1" office:value-type="string">
            <text:p text:style-name="P24">3</text:p>
          </table:table-cell>
          <table:table-cell table:style-name="Table11.A1" office:value-type="string">
            <text:p text:style-name="P24">30000</text:p>
          </table:table-cell>
          <table:table-cell table:style-name="Table11.A1" office:value-type="string">
            <text:p text:style-name="P24">CS</text:p>
          </table:table-cell>
        </table:table-row>
        <table:table-row>
          <table:table-cell table:style-name="Table11.A1" office:value-type="string">
            <text:p text:style-name="P24">4</text:p>
          </table:table-cell>
          <table:table-cell table:style-name="Table11.A1" office:value-type="string">
            <text:p text:style-name="P24">40000</text:p>
          </table:table-cell>
          <table:table-cell table:style-name="Table11.A1" office:value-type="string">
            <text:p text:style-name="P24">ME</text:p>
          </table:table-cell>
        </table:table-row>
        <table:table-row>
          <table:table-cell table:style-name="Table11.A1" office:value-type="string">
            <text:p text:style-name="P24">5</text:p>
          </table:table-cell>
          <table:table-cell table:style-name="Table11.A1" office:value-type="string">
            <text:p text:style-name="P24">50000</text:p>
          </table:table-cell>
          <table:table-cell table:style-name="Table11.A1" office:value-type="string">
            <text:p text:style-name="P24">ME</text:p>
          </table:table-cell>
        </table:table-row>
        <table:table-row>
          <table:table-cell table:style-name="Table11.A1" office:value-type="string">
            <text:p text:style-name="P24">6</text:p>
          </table:table-cell>
          <table:table-cell table:style-name="Table11.A1" office:value-type="string">
            <text:p text:style-name="P24">60000</text:p>
          </table:table-cell>
          <table:table-cell table:style-name="Table11.A1" office:value-type="string">
            <text:p text:style-name="P24">ME</text:p>
          </table:table-cell>
        </table:table-row>
        <table:table-row>
          <table:table-cell table:style-name="Table11.A1" office:value-type="string">
            <text:p text:style-name="P24">7</text:p>
          </table:table-cell>
          <table:table-cell table:style-name="Table11.A1" office:value-type="string">
            <text:p text:style-name="P24">70000</text:p>
          </table:table-cell>
          <table:table-cell table:style-name="Table11.A1" office:value-type="string">
            <text:p text:style-name="P24">CS</text:p>
          </table:table-cell>
        </table:table-row>
      </table:table>
      <text:p text:style-name="P12"><text:span text:style-name="Strong_20_Emphasis"><text:span text:style-name="T38">How many rows are there in the result of the following query?</text:span></text:span></text:p>
      <text:p text:style-name="P32">SELECT E.ID</text:p>
      <text:p text:style-name="P32">FROM  Employee E</text:p>
      <text:p text:style-name="P32">WHERE  EXISTS  (SELECT E2.salary</text:p>
      <text:p text:style-name="P32">FROM Employee E2</text:p>
      <text:p text:style-name="P32">WHERE E2.DeptName = 'CS'</text:p>
      <text:p text:style-name="P32">AND   E.salary &gt; E2.salary)</text:p>
      <text:p text:style-name="P10">Following 5 rows will be the result of the query as 3000 is the minimum salary of CS Employees and all these rows are greater than 30000. 2 4 5 6 7 </text:p>
      <text:h text:style-name="P2" text:outline-level="3"><text:span text:style-name="Strong_20_Emphasis"><text:span text:style-name="T38">Q4. Write a trigger to update Emp table such that, If an updation is done in Dep table then salary of all employees of that department should be incremented by some amount (updation)</text:span></text:span></text:h>
      <text:p text:style-name="P10">Assuming Table name are Dept and Emp, trigger can be written as follows: </text:p>
      <text:p text:style-name="P32">CREATE OR REPLACE TRIGGER update_trig</text:p>
      <text:p text:style-name="P32">AFTER UPDATE ON Dept</text:p>
      <text:p text:style-name="P32">FOR EACH ROW</text:p>
      <text:p text:style-name="P32">DECLARE</text:p>
      <text:p text:style-name="P32">CURSOR emp_cur IS SELECT * FROM Emp;</text:p>
      <text:p text:style-name="P32">BEGIN</text:p>
      <text:p text:style-name="P32">FOR i IN emp_cur LOOP</text:p>
      <text:p text:style-name="P32">IF i.dept_no = :NEW.dept_no THEN</text:p>
      <text:p text:style-name="P32">DBMS_OUTPUT.PUT_LINE(i.emp_no);  --  for printing those</text:p>
      <text:p text:style-name="P32">UPDATE Emp                      -- emp number which are</text:p>
      <text:p text:style-name="P32">SET sal = i.sal + 100           -- updated</text:p>
      <text:p text:style-name="P32">WHERE emp_no = i.emp_no;</text:p>
      <text:p text:style-name="P32">END IF;</text:p>
      <text:p text:style-name="P32">END LOOP;</text:p>
      <text:p text:style-name="P32">END;</text:p>
      <text:h text:style-name="P2" text:outline-level="3"><text:span text:style-name="Strong_20_Emphasis"><text:span text:style-name="T38">Q5. There is a table which contains two columns Student and Marks, you need to find all the students, whose marks are greater than average marks i.e. list of above-average students.</text:span></text:span></text:h>
      <text:p text:style-name="P32">SELECT student, marks </text:p>
      <text:p text:style-name="P32">FROM table</text:p>
      <text:p text:style-name="P32"><text:soft-page-break/>WHERE marks &gt; SELECT AVG(marks) from table;</text:p>
      <text:h text:style-name="P2" text:outline-level="3"><text:span text:style-name="Strong_20_Emphasis"><text:span text:style-name="T38">Q6. Name the Employee who has the third-highest salary using sub queries.</text:span></text:span></text:h>
      <text:p text:style-name="P32">SELECT Emp1.Name</text:p>
      <text:p text:style-name="P32">FROM Employee Emp1</text:p>
      <text:p text:style-name="P32">WHERE 2 = (SELECT COUNT(DISTINCT(Emp2.Salary))</text:p>
      <text:p text:style-name="P33"><text:s text:c="11"/><text:span text:style-name="T1">FROM Employee Emp2</text:span></text:p>
      <text:p text:style-name="P33"><text:s text:c="11"/><text:span text:style-name="T1">WHERE Emp2.Salary &gt; Emp1.Salary</text:span></text:p>
      <text:p text:style-name="P33"><text:s text:c="2"/><text:span text:style-name="T1">)</text:span></text:p>
      <text:p text:style-name="P4"><text:span text:style-name="Strong_20_Emphasis"><text:span text:style-name="T13">Logic:</text:span></text:span><text:span text:style-name="T14"> Number of people with a salary higher than this person will be 2. </text:span></text:p>
      <text:h text:style-name="P2" text:outline-level="3"><text:span text:style-name="Strong_20_Emphasis"><text:span text:style-name="T38">Q7. Why we cannot use WHERE clause with aggregate functions like HAVING ?</text:span></text:span></text:h>
      <text:p text:style-name="P10">The difference between the having and where clause in SQL is that the where clause canNOT be used with aggregates, but the having clause can. </text:p>
      <text:p text:style-name="P12"><text:span text:style-name="Strong_20_Emphasis"><text:span text:style-name="T38">Note:</text:span></text:span><text:span text:style-name="T39"> It is not a predefined rule but by and large you’ll see that in a good number of the SQL queries, we use WHERE prior to GROUP BY and HAVING after GROUP BY. The Where clause acts as a pre filter where as Having as a post filter. The where clause works on row’s data, not on aggregated data.</text:span></text:p>
      <text:p text:style-name="P10">Let us consider below table ‘Marks’.</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P34">Student</text:p>
            </table:table-cell>
            <table:table-cell table:style-name="Table12.A1" office:value-type="string">
              <text:p text:style-name="P34">Course</text:p>
            </table:table-cell>
            <table:table-cell table:style-name="Table12.A1" office:value-type="string">
              <text:p text:style-name="P34">Score</text:p>
            </table:table-cell>
          </table:table-row>
        </table:table-header-rows>
        <table:table-row>
          <table:table-cell table:style-name="Table12.A1" office:value-type="string">
            <text:p text:style-name="P24">a</text:p>
          </table:table-cell>
          <table:table-cell table:style-name="Table12.A1" office:value-type="string">
            <text:p text:style-name="P24">c1</text:p>
          </table:table-cell>
          <table:table-cell table:style-name="Table12.A1" office:value-type="string">
            <text:p text:style-name="P24">40</text:p>
          </table:table-cell>
        </table:table-row>
        <table:table-row>
          <table:table-cell table:style-name="Table12.A1" office:value-type="string">
            <text:p text:style-name="P24">a</text:p>
          </table:table-cell>
          <table:table-cell table:style-name="Table12.A1" office:value-type="string">
            <text:p text:style-name="P24">c2</text:p>
          </table:table-cell>
          <table:table-cell table:style-name="Table12.A1" office:value-type="string">
            <text:p text:style-name="P24">50</text:p>
          </table:table-cell>
        </table:table-row>
        <table:table-row>
          <table:table-cell table:style-name="Table12.A1" office:value-type="string">
            <text:p text:style-name="P24">b</text:p>
          </table:table-cell>
          <table:table-cell table:style-name="Table12.A1" office:value-type="string">
            <text:p text:style-name="P24">c3</text:p>
          </table:table-cell>
          <table:table-cell table:style-name="Table12.A1" office:value-type="string">
            <text:p text:style-name="P24">60</text:p>
          </table:table-cell>
        </table:table-row>
        <table:table-row>
          <table:table-cell table:style-name="Table12.A1" office:value-type="string">
            <text:p text:style-name="P24">d</text:p>
          </table:table-cell>
          <table:table-cell table:style-name="Table12.A1" office:value-type="string">
            <text:p text:style-name="P24">c1</text:p>
          </table:table-cell>
          <table:table-cell table:style-name="Table12.A1" office:value-type="string">
            <text:p text:style-name="P24">70</text:p>
          </table:table-cell>
        </table:table-row>
        <table:table-row>
          <table:table-cell table:style-name="Table12.A1" office:value-type="string">
            <text:p text:style-name="P24">e</text:p>
          </table:table-cell>
          <table:table-cell table:style-name="Table12.A1" office:value-type="string">
            <text:p text:style-name="P24">c2</text:p>
          </table:table-cell>
          <table:table-cell table:style-name="Table12.A1" office:value-type="string">
            <text:p text:style-name="P24">80</text:p>
          </table:table-cell>
        </table:table-row>
      </table:table>
      <text:p text:style-name="P32">SELECT Student, sum(Score) AS total </text:p>
      <text:p text:style-name="P32">FROM Marks</text:p>
      <text:p text:style-name="P10">This would select data row by row basis. The having clause works on aggregated data. For example, the output of the below query</text:p>
      <text:p text:style-name="P32">SELECT Student, sum(score) AS total FROM Marks</text:p>
      <table:table table:name="Table13" table:style-name="Table13">
        <table:table-column table:style-name="Table13.A"/>
        <table:table-column table:style-name="Table13.B"/>
        <table:table-header-rows>
          <table:table-row>
            <table:table-cell table:style-name="Table13.A1" office:value-type="string">
              <text:p text:style-name="P34">Student</text:p>
            </table:table-cell>
            <table:table-cell table:style-name="Table13.A1" office:value-type="string">
              <text:p text:style-name="P34">Total</text:p>
            </table:table-cell>
          </table:table-row>
        </table:table-header-rows>
        <table:table-row>
          <table:table-cell table:style-name="Table13.A1" office:value-type="string">
            <text:p text:style-name="P24">a</text:p>
          </table:table-cell>
          <table:table-cell table:style-name="Table13.A1" office:value-type="string">
            <text:p text:style-name="P24">90</text:p>
          </table:table-cell>
        </table:table-row>
        <table:table-row>
          <table:table-cell table:style-name="Table13.A1" office:value-type="string">
            <text:p text:style-name="P24">b</text:p>
          </table:table-cell>
          <table:table-cell table:style-name="Table13.A1" office:value-type="string">
            <text:p text:style-name="P24">60</text:p>
          </table:table-cell>
        </table:table-row>
        <table:table-row>
          <table:table-cell table:style-name="Table13.A1" office:value-type="string">
            <text:p text:style-name="P24">d</text:p>
          </table:table-cell>
          <table:table-cell table:style-name="Table13.A1" office:value-type="string">
            <text:p text:style-name="P24">70</text:p>
          </table:table-cell>
        </table:table-row>
        <table:table-row>
          <table:table-cell table:style-name="Table13.A1" office:value-type="string">
            <text:p text:style-name="P24">e</text:p>
          </table:table-cell>
          <table:table-cell table:style-name="Table13.A1" office:value-type="string">
            <text:p text:style-name="P24">80</text:p>
          </table:table-cell>
        </table:table-row>
      </table:table>
      <text:p text:style-name="P10">When we apply to have in above query, we get</text:p>
      <text:p text:style-name="P32">SELECT Student, sum(score) AS total</text:p>
      <text:p text:style-name="P32">FROM Marks having total &gt; 70</text:p>
      <table:table table:name="Table14" table:style-name="Table14">
        <table:table-column table:style-name="Table14.A"/>
        <table:table-column table:style-name="Table14.B"/>
        <table:table-header-rows>
          <table:table-row>
            <table:table-cell table:style-name="Table14.A1" office:value-type="string">
              <text:p text:style-name="P34">Student</text:p>
            </table:table-cell>
            <table:table-cell table:style-name="Table14.A1" office:value-type="string">
              <text:p text:style-name="P34">Total</text:p>
            </table:table-cell>
          </table:table-row>
        </table:table-header-rows>
        <table:table-row>
          <table:table-cell table:style-name="Table14.A1" office:value-type="string">
            <text:p text:style-name="P24">a</text:p>
          </table:table-cell>
          <table:table-cell table:style-name="Table14.A1" office:value-type="string">
            <text:p text:style-name="P24">90</text:p>
          </table:table-cell>
        </table:table-row>
        <table:table-row>
          <table:table-cell table:style-name="Table14.A1" office:value-type="string">
            <text:p text:style-name="P24">e</text:p>
          </table:table-cell>
          <table:table-cell table:style-name="Table14.A1" office:value-type="string">
            <text:p text:style-name="P24">80</text:p>
          </table:table-cell>
        </table:table-row>
      </table:table>
      <text:h text:style-name="P2" text:outline-level="3"><text:span text:style-name="Strong_20_Emphasis"><text:span text:style-name="T38">Q8. Difference between primary key and unique key and why one should use a unique key if it allows only one null ?</text:span></text:span><text:span text:style-name="T42"> </text:span></text:h>
      <text:p text:style-name="P12"><text:a xlink:type="simple" xlink:href="https://www.geeksforgeeks.org/primary-key-in-dbms/" office:target-frame-name="_blank" xlink:show="new" text:style-name="Internet_20_link" text:visited-style-name="Visited_20_Internet_20_Link"><text:span text:style-name="Strong_20_Emphasis"><text:span text:style-name="T40">Primary key:</text:span></text:span></text:a></text:p>
      <text:list xml:id="list6732294600640372901" text:style-name="L5">
        <text:list-item text:start-value="1">
          <text:p text:style-name="P15">Only one in a row(tuple).</text:p>
        </text:list-item>
        <text:list-item text:start-value="2">
          <text:p text:style-name="P15">Never allows null value(only key field).</text:p>
        </text:list-item>
        <text:list-item text:start-value="3">
          <text:p text:style-name="P15">Unique key identifier can not be null and must be unique.</text:p>
        </text:list-item>
      </text:list>
      <text:p text:style-name="P7"><text:soft-page-break/><text:a xlink:type="simple" xlink:href="https://www.geeksforgeeks.org/unique-key-in-dbms/" office:target-frame-name="_blank" xlink:show="new" text:style-name="Internet_20_link" text:visited-style-name="Visited_20_Internet_20_Link"><text:span text:style-name="T40">Unique Key</text:span></text:a><text:span text:style-name="T39">:</text:span></text:p>
      <text:list xml:id="list5206372647577186214" text:style-name="L6">
        <text:list-item text:start-value="1">
          <text:p text:style-name="P16">Can be more than one unique key in one row.</text:p>
        </text:list-item>
        <text:list-item text:start-value="2">
          <text:p text:style-name="P16">Unique key can have null values(only single null is allowed).</text:p>
        </text:list-item>
        <text:list-item text:start-value="3">
          <text:p text:style-name="P16">It can be a candidate key.</text:p>
        </text:list-item>
        <text:list-item text:start-value="4">
          <text:p text:style-name="P16">Unique key can be null and may not be unique.</text:p>
        </text:list-item>
      </text:list>
      <text:h text:style-name="P2" text:outline-level="3"><text:span text:style-name="Strong_20_Emphasis"><text:span text:style-name="T38">Q9. What’s the difference between materialized and dynamic view?</text:span></text:span></text:h>
      <text:p text:style-name="P7"><text:a xlink:type="simple" xlink:href="https://www.geeksforgeeks.org/materialization-view-in-dbms/" office:target-frame-name="_blank" xlink:show="new" text:style-name="Internet_20_link" text:visited-style-name="Visited_20_Internet_20_Link"><text:span text:style-name="Strong_20_Emphasis"><text:span text:style-name="T40">Materialized views</text:span></text:span></text:a><text:span text:style-name="Strong_20_Emphasis"><text:span text:style-name="T38">:</text:span></text:span></text:p>
      <text:list xml:id="list6474900582963134712" text:style-name="L7">
        <text:list-item text:start-value="1">
          <text:p text:style-name="P17">Disk-based and are updated periodically based upon the query definition.</text:p>
        </text:list-item>
        <text:list-item text:start-value="2">
          <text:p text:style-name="P17">A materialized table is created or updated infrequently and it must be synchronized with its associated base tables.</text:p>
        </text:list-item>
      </text:list>
      <text:p text:style-name="P7"><text:a xlink:type="simple" xlink:href="https://www.geeksforgeeks.org/differences-between-views-and-materialized-views-in-sql/" office:target-frame-name="_blank" xlink:show="new" text:style-name="Internet_20_link" text:visited-style-name="Visited_20_Internet_20_Link"><text:span text:style-name="Strong_20_Emphasis"><text:span text:style-name="T40">Dynamic views</text:span></text:span></text:a><text:span text:style-name="Strong_20_Emphasis"><text:span text:style-name="T38">:</text:span></text:span></text:p>
      <text:list xml:id="list6205579969845920424" text:style-name="L8">
        <text:list-item text:start-value="1">
          <text:p text:style-name="P18">Virtual only and run the query definition each time they are accessed.</text:p>
        </text:list-item>
        <text:list-item text:start-value="2">
          <text:p text:style-name="P18">A dynamic view may be created every time that a specific view is requested by the user.</text:p>
        </text:list-item>
      </text:list>
      <text:h text:style-name="P2" text:outline-level="3"><text:span text:style-name="Strong_20_Emphasis"><text:span text:style-name="T38">Q10. What is embedded and dynamic SQL? </text:span></text:span></text:h>
      <text:p text:style-name="P12"><text:span text:style-name="Strong_20_Emphasis"><text:span text:style-name="T38">Static or Embedded SQL:</text:span></text:span></text:p>
      <text:list xml:id="list4314958628255396458" text:style-name="L9">
        <text:list-item text:start-value="1">
          <text:p text:style-name="P19">SQL statements in an application that do not change at runtime and, therefore, can be hard-coded into the application.</text:p>
        </text:list-item>
      </text:list>
      <text:p text:style-name="P12"><text:span text:style-name="Strong_20_Emphasis"><text:span text:style-name="T38">Dynamic SQL:</text:span></text:span></text:p>
      <text:list xml:id="list7070114683615807493" text:style-name="L10">
        <text:list-item text:start-value="1">
          <text:p text:style-name="P20">SQL statements that are constructed at runtime; for example, the application may allow users to enter their own queries.</text:p>
        </text:list-item>
        <text:list-item text:start-value="2">
          <text:p text:style-name="P20">Dynamic SQL is a programming technique that enables you to buildSQL statements dynamically at runtime. You can create more general purpose, flexible applications by using dynamic SQL because the full text of a SQL statement may be unknown at compilation.</text:p>
        </text:list-item>
      </text:list>
      <table:table table:name="Table15" table:style-name="Table15">
        <table:table-column table:style-name="Table15.A"/>
        <table:table-column table:style-name="Table15.B"/>
        <table:table-header-rows>
          <table:table-row>
            <table:table-cell table:style-name="Table15.A1" office:value-type="string">
              <text:p text:style-name="P36"><text:span text:style-name="Strong_20_Emphasis"><text:span text:style-name="T61">Static (embedded) SQL</text:span></text:span></text:p>
            </table:table-cell>
            <table:table-cell table:style-name="Table15.A1" office:value-type="string">
              <text:p text:style-name="P36"><text:span text:style-name="Strong_20_Emphasis"><text:span text:style-name="T61">Dynamic (interactive) SQL</text:span></text:span></text:p>
            </table:table-cell>
          </table:table-row>
        </table:table-header-rows>
        <table:table-row>
          <table:table-cell table:style-name="Table15.A1" office:value-type="string">
            <text:p text:style-name="P27">In static SQL how database will be accessed is predetermined in the embedded SQL statement.</text:p>
          </table:table-cell>
          <table:table-cell table:style-name="Table15.A1" office:value-type="string">
            <text:p text:style-name="P27">In dynamic SQL, how database will be accessed is determined at run time.</text:p>
          </table:table-cell>
        </table:table-row>
        <table:table-row>
          <table:table-cell table:style-name="Table15.A1" office:value-type="string">
            <text:p text:style-name="P27">It is more swift and efficient.</text:p>
          </table:table-cell>
          <table:table-cell table:style-name="Table15.A1" office:value-type="string">
            <text:p text:style-name="P27">It is less swift and efficient.</text:p>
          </table:table-cell>
        </table:table-row>
        <table:table-row>
          <table:table-cell table:style-name="Table15.A1" office:value-type="string">
            <text:p text:style-name="P27">SQL statements are compiled at compile time.</text:p>
          </table:table-cell>
          <table:table-cell table:style-name="Table15.A1" office:value-type="string">
            <text:p text:style-name="P27">SQL statements are compiled at run time.</text:p>
          </table:table-cell>
        </table:table-row>
        <table:table-row>
          <table:table-cell table:style-name="Table15.A1" office:value-type="string">
            <text:p text:style-name="P27">Parsing, validation, optimization, and generation of application plan are done at compile time.</text:p>
          </table:table-cell>
          <table:table-cell table:style-name="Table15.A1" office:value-type="string">
            <text:p text:style-name="P27">Parsing, validation, optimization, and generation of application plan are done at run time.</text:p>
          </table:table-cell>
        </table:table-row>
        <table:table-row>
          <table:table-cell table:style-name="Table15.A1" office:value-type="string">
            <text:p text:style-name="P27">It is generally used for situations where data is distributed uniformly.</text:p>
          </table:table-cell>
          <table:table-cell table:style-name="Table15.A1" office:value-type="string">
            <text:p text:style-name="P27">It is generally used for situations where data is distributed non-uniformly.</text:p>
          </table:table-cell>
        </table:table-row>
        <table:table-row>
          <table:table-cell table:style-name="Table15.A1" office:value-type="string">
            <text:p text:style-name="P27">EXECUTE IMMEDIATE, EXECUTE and PREPARE statements are not used.</text:p>
          </table:table-cell>
          <table:table-cell table:style-name="Table15.A1" office:value-type="string">
            <text:p text:style-name="P27">EXECUTE IMMEDIATE, EXECUTE and PREPARE statements are used.</text:p>
          </table:table-cell>
        </table:table-row>
        <table:table-row>
          <table:table-cell table:style-name="Table15.A1" office:value-type="string">
            <text:p text:style-name="P27">It is less flexible.</text:p>
          </table:table-cell>
          <table:table-cell table:style-name="Table15.A1" office:value-type="string">
            <text:p text:style-name="P27">It is more flexible.</text:p>
          </table:table-cell>
        </table:table-row>
      </table:table>
      <text:h text:style-name="P2" text:outline-level="3"><text:soft-page-break/><text:span text:style-name="Strong_20_Emphasis"><text:span text:style-name="T38">Q11. What is the difference between CHAR and VARCHAR?</text:span></text:span></text:h>
      <text:list xml:id="list6856483059904539578" text:style-name="L11">
        <text:list-item text:start-value="1">
          <text:p text:style-name="P21">CHAR and VARCHAR differ in storage and retrieval.</text:p>
        </text:list-item>
        <text:list-item text:start-value="2">
          <text:p text:style-name="P21">CHAR column length is fixed while VARCHAR length is variable.</text:p>
        </text:list-item>
        <text:list-item text:start-value="3">
          <text:p text:style-name="P21">The maximum no. of characters CHAR data type can hold is 255 characters while VARCHAR can hold up to 4000 characters.</text:p>
        </text:list-item>
        <text:list-item text:start-value="4">
          <text:p text:style-name="P21">CHAR is 50% faster than VARCHAR.</text:p>
        </text:list-item>
        <text:list-item text:start-value="5">
          <text:p text:style-name="P21">CHAR uses static memory allocation while VARCHAR uses dynamic memory allocation.</text:p>
        </text:list-item>
      </text:list>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monospace"/>
    <style:font-face style:name="Nunito" svg:font-family="Nunito, sans-serif"/>
    <style:font-face style:name="OpenSymbol" svg:font-family="OpenSymbol"/>
    <style:font-face style:name="Source Sans 3" svg:font-family="'Source Sans 3', sans-serif"/>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Gothic"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Gothic" style:font-size-asian="14pt" style:font-weight-asian="bold" style:font-name-complex="Tahoma"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M32S</meta:editing-duration>
    <meta:editing-cycles>4</meta:editing-cycles>
    <meta:generator>OpenOffice/4.1.15$Win32 OpenOffice.org_project/4115m2$Build-9813</meta:generator>
    <dc:date>2025-01-07T01:43:02.57</dc:date>
    <dc:creator>Shaik Basha</dc:creator>
    <meta:document-statistic meta:table-count="15" meta:image-count="0" meta:object-count="0" meta:page-count="13" meta:paragraph-count="406" meta:word-count="5238" meta:character-count="30192"/>
    <meta:user-defined meta:name="Info 1"/>
    <meta:user-defined meta:name="Info 2"/>
    <meta:user-defined meta:name="Info 3"/>
    <meta:user-defined meta:name="Info 4"/>
  </office:meta>
</office:document-meta>
</file>